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8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1.639cm"/>
    </style:style>
    <style:style style:name="co4" style:family="table-column">
      <style:table-column-properties fo:break-before="auto" style:column-width="1.736cm"/>
    </style:style>
    <style:style style:name="co5" style:family="table-column">
      <style:table-column-properties fo:break-before="auto" style:column-width="1.755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365cm"/>
    </style:style>
    <style:style style:name="co10" style:family="table-column">
      <style:table-column-properties fo:break-before="auto" style:column-width="1.677cm"/>
    </style:style>
    <style:style style:name="co11" style:family="table-column">
      <style:table-column-properties fo:break-before="auto" style:column-width="0.781cm"/>
    </style:style>
    <style:style style:name="co12" style:family="table-column">
      <style:table-column-properties fo:break-before="auto" style:column-width="0.938cm"/>
    </style:style>
    <style:style style:name="co13" style:family="table-column">
      <style:table-column-properties fo:break-before="auto" style:column-width="1.094cm"/>
    </style:style>
    <style:style style:name="co14" style:family="table-column">
      <style:table-column-properties fo:break-before="auto" style:column-width="0.977cm"/>
    </style:style>
    <style:style style:name="co15" style:family="table-column">
      <style:table-column-properties fo:break-before="auto" style:column-width="0.9cm"/>
    </style:style>
    <style:style style:name="co16" style:family="table-column">
      <style:table-column-properties fo:break-before="auto" style:column-width="1.055cm"/>
    </style:style>
    <style:style style:name="co17" style:family="table-column">
      <style:table-column-properties fo:break-before="auto" style:column-width="1.21cm"/>
    </style:style>
    <style:style style:name="co18" style:family="table-column">
      <style:table-column-properties fo:break-before="auto" style:column-width="0.626cm"/>
    </style:style>
    <style:style style:name="co19" style:family="table-column">
      <style:table-column-properties fo:break-before="auto" style:column-width="1.619cm"/>
    </style:style>
    <style:style style:name="co20" style:family="table-column">
      <style:table-column-properties fo:break-before="auto" style:column-width="1.342cm"/>
    </style:style>
    <style:style style:name="co21" style:family="table-column">
      <style:table-column-properties fo:break-before="auto" style:column-width="19.126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3.046cm"/>
    </style:style>
    <style:style style:name="co24" style:family="table-column">
      <style:table-column-properties fo:break-before="auto" style:column-width="3.219cm"/>
    </style:style>
    <style:style style:name="co25" style:family="table-column">
      <style:table-column-properties fo:break-before="auto" style:column-width="3.059cm"/>
    </style:style>
    <style:style style:name="co26" style:family="table-column">
      <style:table-column-properties fo:break-before="auto" style:column-width="3.304cm"/>
    </style:style>
    <style:style style:name="co27" style:family="table-column">
      <style:table-column-properties fo:break-before="auto" style:column-width="4.071cm"/>
    </style:style>
    <style:style style:name="co28" style:family="table-column">
      <style:table-column-properties fo:break-before="auto" style:column-width="2.055cm"/>
    </style:style>
    <style:style style:name="co29" style:family="table-column">
      <style:table-column-properties fo:break-before="auto" style:column-width="2.872cm"/>
    </style:style>
    <style:style style:name="co30" style:family="table-column">
      <style:table-column-properties fo:break-before="auto" style:column-width="3.937cm"/>
    </style:style>
    <style:style style:name="co31" style:family="table-column">
      <style:table-column-properties fo:break-before="auto" style:column-width="11.834cm"/>
    </style:style>
    <style:style style:name="co32" style:family="table-column">
      <style:table-column-properties fo:break-before="auto" style:column-width="3.141cm"/>
    </style:style>
    <style:style style:name="co33" style:family="table-column">
      <style:table-column-properties fo:break-before="auto" style:column-width="3.221cm"/>
    </style:style>
    <style:style style:name="co34" style:family="table-column">
      <style:table-column-properties fo:break-before="auto" style:column-width="3.466cm"/>
    </style:style>
    <style:style style:name="co35" style:family="table-column">
      <style:table-column-properties fo:break-before="auto" style:column-width="1.533cm"/>
    </style:style>
    <style:style style:name="co36" style:family="table-column">
      <style:table-column-properties fo:break-before="auto" style:column-width="1.625cm"/>
    </style:style>
    <style:style style:name="co37" style:family="table-column">
      <style:table-column-properties fo:break-before="auto" style:column-width="0.774cm"/>
    </style:style>
    <style:style style:name="co38" style:family="table-column">
      <style:table-column-properties fo:break-before="auto" style:column-width="0.905cm"/>
    </style:style>
    <style:style style:name="co39" style:family="table-column">
      <style:table-column-properties fo:break-before="auto" style:column-width="1.035cm"/>
    </style:style>
    <style:style style:name="co40" style:family="table-column">
      <style:table-column-properties fo:break-before="auto" style:column-width="0.931cm"/>
    </style:style>
    <style:style style:name="co41" style:family="table-column">
      <style:table-column-properties fo:break-before="auto" style:column-width="1.192cm"/>
    </style:style>
    <style:style style:name="co42" style:family="table-column">
      <style:table-column-properties fo:break-before="auto" style:column-width="1.48cm"/>
    </style:style>
    <style:style style:name="co43" style:family="table-column">
      <style:table-column-properties fo:break-before="auto" style:column-width="0.852cm"/>
    </style:style>
    <style:style style:name="co44" style:family="table-column">
      <style:table-column-properties fo:break-before="auto" style:column-width="0.617cm"/>
    </style:style>
    <style:style style:name="co45" style:family="table-column">
      <style:table-column-properties fo:break-before="auto" style:column-width="12.608cm"/>
    </style:style>
    <style:style style:name="co46" style:family="table-column">
      <style:table-column-properties fo:break-before="auto" style:column-width="2.492cm"/>
    </style:style>
    <style:style style:name="co47" style:family="table-column">
      <style:table-column-properties fo:break-before="auto" style:column-width="3.597cm"/>
    </style:style>
    <style:style style:name="co48" style:family="table-column">
      <style:table-column-properties fo:break-before="auto" style:column-width="3.374cm"/>
    </style:style>
    <style:style style:name="co49" style:family="table-column">
      <style:table-column-properties fo:break-before="auto" style:column-width="3.171cm"/>
    </style:style>
    <style:style style:name="co50" style:family="table-column">
      <style:table-column-properties fo:break-before="auto" style:column-width="1.699cm"/>
    </style:style>
    <style:style style:name="co51" style:family="table-column">
      <style:table-column-properties fo:break-before="auto" style:column-width="3.639cm"/>
    </style:style>
    <style:style style:name="co52" style:family="table-column">
      <style:table-column-properties fo:break-before="auto" style:column-width="10.82cm"/>
    </style:style>
    <style:style style:name="co53" style:family="table-column">
      <style:table-column-properties fo:break-before="auto" style:column-width="3.935cm"/>
    </style:style>
    <style:style style:name="co54" style:family="table-column">
      <style:table-column-properties fo:break-before="auto" style:column-width="4.209cm"/>
    </style:style>
    <style:style style:name="co55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44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5" style:family="table-cell" style:parent-style-name="Default">
      <style:table-cell-properties fo:background-color="transparent"/>
      <style:map style:condition="is-true-formula(ISEVEN(ROW()))" style:apply-style-name="Untitled2" style:base-cell-address="items_equipment.A1"/>
    </style:style>
    <style:style style:name="ce6" style:family="table-cell" style:parent-style-name="Default">
      <style:table-cell-properties fo:background-color="#ffbfbf"/>
      <style:map style:condition="is-true-formula(ISEVEN(ROW()))" style:apply-style-name="Untitled2" style:base-cell-address="items_equipment.A1"/>
    </style:style>
    <style:style style:name="ce7" style:family="table-cell" style:parent-style-name="Default">
      <style:table-cell-properties fo:background-color="transparent"/>
      <style:map style:condition="is-true-formula(ISEVEN(ROW(())))" style:apply-style-name="Untitled3" style:base-cell-address="items_equipment.A1"/>
    </style:style>
    <style:style style:name="ce8" style:family="table-cell" style:parent-style-name="Default">
      <style:table-cell-properties fo:background-color="#ffbfbf"/>
      <style:map style:condition="is-true-formula(ISEVEN(ROW(())))" style:apply-style-name="Untitled3" style:base-cell-address="items_equipment.A1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4">
      <style:table-cell-properties fo:background-color="transparent"/>
    </style:style>
    <style:style style:name="gr1" style:family="graphic" style:parent-style-name="Default">
      <style:graphic-properties draw:stroke="none" svg:stroke-color="#000000" draw:fill="none" draw:fill-color="#ffffff" fo:min-height="6.946cm" loext:decorative="false"/>
      <style:paragraph-properties style:writing-mode="lr-tb"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loext:graphic-properties draw:fill="none" draw:fill-color="#ffffff"/>
      <style:paragraph-properties fo:text-align="start" style:text-autospace="none" style:line-break="normal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8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s_equipmen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3" table:default-cell-style-name="ce5"/>
        <table:table-column table:style-name="co18" table:default-cell-style-name="ce5"/>
        <table:table-column table:style-name="co19" table:default-cell-style-name="ce7"/>
        <table:table-column table:style-name="co20" table:default-cell-style-name="ce5"/>
        <table:table-column table:style-name="co21" table:default-cell-style-name="ce5"/>
        <table:table-column table:style-name="co22" table:number-columns-repeated="1002" table:default-cell-style-name="ce7"/>
        <table:table-row table:style-name="ro1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rhp_max</text:p>
          </table:table-cell>
          <table:table-cell office:value-type="string" calcext:value-type="string">
            <text:p>rmp_max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rarmor</text:p>
          </table:table-cell>
          <table:table-cell office:value-type="string" calcext:value-type="string">
            <text:p>rmarmor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rgrit</text:p>
          </table:table-cell>
          <table:table-cell office:value-type="string" calcext:value-type="string">
            <text:p>rflow</text:p>
          </table:table-cell>
          <table:table-cell office:value-type="string" calcext:value-type="string">
            <text:p>rmind</text:p>
          </table:table-cell>
          <table:table-cell office:value-type="string" calcext:value-type="string">
            <text:p>rsoul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desc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red t-shirt</text:p>
          </table:table-cell>
          <table:table-cell table:style-name="ce6" office:value-type="string" calcext:value-type="string">
            <text:p>Red t-shirt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casual t-shirt, more for fashion than function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brown wizard robe</text:p>
          </table:table-cell>
          <table:table-cell table:style-name="ce6" office:value-type="string" calcext:value-type="string">
            <text:p>Brown robe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flowing robe, perfect for those seeking to channel magical energy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black raincoat</text:p>
          </table:table-cell>
          <table:table-cell table:style-name="ce6" office:value-type="string" calcext:value-type="string">
            <text:p>Black rainco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waterproof coat for braving harsh weather condition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red cap</text:p>
          </table:table-cell>
          <table:table-cell table:style-name="ce6" office:value-type="string" calcext:value-type="string">
            <text:p>Red cap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stylish red cap that adds a dash of flair to your attire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brown wizard hat</text:p>
          </table:table-cell>
          <table:table-cell table:style-name="ce6" office:value-type="string" calcext:value-type="string">
            <text:p>Brown pointy h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pointy hat favored by novice spellcaster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plague doctor mask</text:p>
          </table:table-cell>
          <table:table-cell table:style-name="ce6" office:value-type="string" calcext:value-type="string">
            <text:p>Plague doctor mask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mysterious mask with eerie overtones, often worn by healer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red scarf</text:p>
          </table:table-cell>
          <table:table-cell table:style-name="ce6" office:value-type="string" calcext:value-type="string">
            <text:p>Red scarf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scarf made of red silk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notebook</text:p>
          </table:table-cell>
          <table:table-cell table:style-name="ce6" office:value-type="string" calcext:value-type="string">
            <text:p>Noteboo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bound notebook for jotting down spells or thought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prayer beads</text:p>
          </table:table-cell>
          <table:table-cell table:style-name="ce6" office:value-type="string" calcext:value-type="string">
            <text:p>Prayer beads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string of beads for meditation and spiritual focu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field dagger</text:p>
          </table:table-cell>
          <table:table-cell table:style-name="ce6" office:value-type="string" calcext:value-type="string">
            <text:p>Field dagger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lightweight dagger, perfect for quick, precise strike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curved stick</text:p>
          </table:table-cell>
          <table:table-cell table:style-name="ce6" office:value-type="string" calcext:value-type="string">
            <text:p>Curved stick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simple stick with a curved end, useful for training or basic combat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wooden mallet</text:p>
          </table:table-cell>
          <table:table-cell table:style-name="ce6" office:value-type="string" calcext:value-type="string">
            <text:p>Wooden mallet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ONK!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bronze chainmail</text:p>
          </table:table-cell>
          <table:table-cell table:style-name="ce6" office:value-type="string" calcext:value-type="string">
            <text:p>Bronze chainmail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robust chainmail offering solid defense against attack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bronze koif</text:p>
          </table:table-cell>
          <table:table-cell table:style-name="ce6" office:value-type="string" calcext:value-type="string">
            <text:p>Bronze koif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durable koif that offers basic protection for the head</text:p>
          </table:table-cell>
          <table:table-cell table:style-name="ce8" table:number-columns-repeated="1002"/>
        </table:table-row>
        <table:table-row table:style-name="ro2">
          <table:table-cell table:style-name="ce6" office:value-type="string" calcext:value-type="string">
            <text:p>event_1</text:p>
          </table:table-cell>
          <table:table-cell table:style-name="ce6" office:value-type="string" calcext:value-type="string">
            <text:p>Old coin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eli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olding this tarnished coin fills you with an unsettling sense of both luck and dread. </text:p>
            <text:p>«And he who sailed never reached the harbor, for the harbor was yet to come in a future patch.» </text:p>
            <text:p>  - kuro february 3rd 2025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single earing</text:p>
          </table:table-cell>
          <table:table-cell table:style-name="ce6" office:value-type="string" calcext:value-type="string">
            <text:p>Single earing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single earing, kinda quirky to only wear one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axe</text:p>
          </table:table-cell>
          <table:table-cell table:style-name="ce6" office:value-type="string" calcext:value-type="string">
            <text:p>Axe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heavy axe, ideal for chopping wood or foes</text:p>
          </table:table-cell>
          <table:table-cell table:style-name="ce8" table:number-columns-repeated="1002"/>
        </table:table-row>
        <table:table-row table:style-name="ro1">
          <table:table-cell office:value-type="string" calcext:value-type="string">
            <text:p>grit body 1</text:p>
          </table:table-cell>
          <table:table-cell office:value-type="string" calcext:value-type="string">
            <text:p>Leather tunic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tunic made of cow hide, you count 6 spots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body 1</text:p>
          </table:table-cell>
          <table:table-cell office:value-type="string" calcext:value-type="string">
            <text:p>Ragged shir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 has enough holes to fit 6 extra arm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body 1</text:p>
          </table:table-cell>
          <table:table-cell office:value-type="string" calcext:value-type="string">
            <text:p>Rob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ong thick rob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body 1</text:p>
          </table:table-cell>
          <table:table-cell office:value-type="string" calcext:value-type="string">
            <text:p>Brown monk rob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da orangy-brownish color?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head 1</text:p>
          </table:table-cell>
          <table:table-cell office:value-type="string" calcext:value-type="string">
            <text:p>Leather hat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hat made of cow hide.. moo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head 1</text:p>
          </table:table-cell>
          <table:table-cell office:value-type="string" calcext:value-type="string">
            <text:p>Ragged hoo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ragged hood, its so beat up it looks like a mesh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head 1</text:p>
          </table:table-cell>
          <table:table-cell office:value-type="string" calcext:value-type="string">
            <text:p>Pointy hat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oversized pointed hat, a little crooked at the ti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head 1</text:p>
          </table:table-cell>
          <table:table-cell office:value-type="string" calcext:value-type="string">
            <text:p>Bald cap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dy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trinket 1</text:p>
          </table:table-cell>
          <table:table-cell office:value-type="string" calcext:value-type="string">
            <text:p>Pocket knif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campers favoret tool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trinket 1</text:p>
          </table:table-cell>
          <table:table-cell office:value-type="string" calcext:value-type="string">
            <text:p>Piece of pape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w you can write down your spell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trinket 1</text:p>
          </table:table-cell>
          <table:table-cell office:value-type="string" calcext:value-type="string">
            <text:p>Tiny bel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esn't sound quite righ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weapon 1</text:p>
          </table:table-cell>
          <table:table-cell office:value-type="string" calcext:value-type="string">
            <text:p>Dir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 stabby no slash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weapon 1</text:p>
          </table:table-cell>
          <table:table-cell office:value-type="string" calcext:value-type="string">
            <text:p>Sti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hing more magical than finding a cool stick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weapon 1</text:p>
          </table:table-cell>
          <table:table-cell office:value-type="string" calcext:value-type="string">
            <text:p>Prayer bead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en beads on a thin threa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trinket 1</text:p>
          </table:table-cell>
          <table:table-cell office:value-type="string" calcext:value-type="string">
            <text:p>Wood shiel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lank with a handl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weapon 1</text:p>
          </table:table-cell>
          <table:table-cell office:value-type="string" calcext:value-type="string">
            <text:p>Pitchfor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dlubber triden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body 3</text:p>
          </table:table-cell>
          <table:table-cell office:value-type="string" calcext:value-type="string">
            <text:p>Hard leather tunic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thick tunic with fastened strap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body 3</text:p>
          </table:table-cell>
          <table:table-cell office:value-type="string" calcext:value-type="string">
            <text:p>Cloth shir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imple shirt dark shi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body 3</text:p>
          </table:table-cell>
          <table:table-cell office:value-type="string" calcext:value-type="string">
            <text:p>Fine rob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ight blue tinted rob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body 3</text:p>
          </table:table-cell>
          <table:table-cell office:value-type="string" calcext:value-type="string">
            <text:p>Fine silk rob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robe made of the finest silk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head 3</text:p>
          </table:table-cell>
          <table:table-cell office:value-type="string" calcext:value-type="string">
            <text:p>Hard leather helmet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leather covers the face, kink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head 3</text:p>
          </table:table-cell>
          <table:table-cell office:value-type="string" calcext:value-type="string">
            <text:p>Cloth hood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cloth hood dyed a dark gray col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head 3</text:p>
          </table:table-cell>
          <table:table-cell office:value-type="string" calcext:value-type="string">
            <text:p>Fine pointy ha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ight blue tinted pointed ha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head 3</text:p>
          </table:table-cell>
          <table:table-cell office:value-type="string" calcext:value-type="string">
            <text:p>Fine silk hood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hood made of the finest silk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trinket 3</text:p>
          </table:table-cell>
          <table:table-cell office:value-type="string" calcext:value-type="string">
            <text:p>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mall knife perfect for offha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trinket 3</text:p>
          </table:table-cell>
          <table:table-cell office:value-type="string" calcext:value-type="string">
            <text:p>Notebook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w you can write down lots of spell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trinket 3</text:p>
          </table:table-cell>
          <table:table-cell office:value-type="string" calcext:value-type="string">
            <text:p>Sigil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 your faith protect you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weapon 3</text:p>
          </table:table-cell>
          <table:table-cell office:value-type="string" calcext:value-type="string">
            <text:p>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h stabby and slash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weapon 3</text:p>
          </table:table-cell>
          <table:table-cell office:value-type="string" calcext:value-type="string">
            <text:p>Simpl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olished stick with some engraving and a leather handl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weapon 3</text:p>
          </table:table-cell>
          <table:table-cell office:value-type="string" calcext:value-type="string">
            <text:p>Holy emblem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emblem of a long forgotten god, whether they exist or not.. only god know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trinket 3</text:p>
          </table:table-cell>
          <table:table-cell office:value-type="string" calcext:value-type="string">
            <text:p>Shield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wood shild with a iron rim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weapon 3</text:p>
          </table:table-cell>
          <table:table-cell office:value-type="string" calcext:value-type="string">
            <text:p>Spea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ong stick with a triangular steel ti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body 6</text:p>
          </table:table-cell>
          <table:table-cell office:value-type="string" calcext:value-type="string">
            <text:p>Iron chainmail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ong shirt made of small iron ring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body 6</text:p>
          </table:table-cell>
          <table:table-cell office:value-type="string" calcext:value-type="string">
            <text:p>Fine cloth cloak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ong black cloak of excellent qualit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body 6</text:p>
          </table:table-cell>
          <table:table-cell office:value-type="string" calcext:value-type="string">
            <text:p>Apprentice rob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blue robe with golden threa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body 6</text:p>
          </table:table-cell>
          <table:table-cell office:value-type="string" calcext:value-type="string">
            <text:p>White robe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blindingly white robe of silk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head 6</text:p>
          </table:table-cell>
          <table:table-cell office:value-type="string" calcext:value-type="string">
            <text:p>Iron cap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olished iron cap, it distorts your face when you use it like a mirr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head 6</text:p>
          </table:table-cell>
          <table:table-cell office:value-type="string" calcext:value-type="string">
            <text:p>Fine cloth hood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black hood of excellent qualit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head 6</text:p>
          </table:table-cell>
          <table:table-cell office:value-type="string" calcext:value-type="string">
            <text:p>Apprentice hat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blue pointed ha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head 6</text:p>
          </table:table-cell>
          <table:table-cell office:value-type="string" calcext:value-type="string">
            <text:p>Circlet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circlet made of silv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trinket 6</text:p>
          </table:table-cell>
          <table:table-cell office:value-type="string" calcext:value-type="string">
            <text:p>Field 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ightweight dagger, perfect for quick, precise strike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trinket 6</text:p>
          </table:table-cell>
          <table:table-cell office:value-type="string" calcext:value-type="string">
            <text:p>Book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hard leather book with quality pap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trinket 6</text:p>
          </table:table-cell>
          <table:table-cell office:value-type="string" calcext:value-type="string">
            <text:p>Embellished Sigil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 intricately designed symbol with both elegance and pow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weapon 6</text:p>
          </table:table-cell>
          <table:table-cell office:value-type="string" calcext:value-type="string">
            <text:p>Short swor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erfect weapon for close comba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weapon 6</text:p>
          </table:table-cell>
          <table:table-cell office:value-type="string" calcext:value-type="string">
            <text:p>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ilver engraved copper rod with strange symbols engraved in the silv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weapon 6</text:p>
          </table:table-cell>
          <table:table-cell office:value-type="string" calcext:value-type="string">
            <text:p>Clerics mac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o is cleric?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trinket 6</text:p>
          </table:table-cell>
          <table:table-cell office:value-type="string" calcext:value-type="string">
            <text:p>Iron shield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 iron shield, strong yet balanced. It feels solid in ha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weapon 6</text:p>
          </table:table-cell>
          <table:table-cell office:value-type="string" calcext:value-type="string">
            <text:p>Longswor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word forged of iron with a handle wrapped in a red cloth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body 9</text:p>
          </table:table-cell>
          <table:table-cell office:value-type="string" calcext:value-type="string">
            <text:p>Steel chestplate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olid steel chestplate, glad it fits so well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body 9</text:p>
          </table:table-cell>
          <table:table-cell office:value-type="string" calcext:value-type="string">
            <text:p>Rogue unifor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 iconic piece of cloth specialized for ease of movement utilizing leather straps and buckle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body 9</text:p>
          </table:table-cell>
          <table:table-cell office:value-type="string" calcext:value-type="string">
            <text:p>Mage rob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deep blue robe with gold engraved patterns having jewels neatly embellished 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body 9</text:p>
          </table:table-cell>
          <table:table-cell office:value-type="string" calcext:value-type="string">
            <text:p>White cloak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fine white cloak with gold lining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head 9</text:p>
          </table:table-cell>
          <table:table-cell office:value-type="string" calcext:value-type="string">
            <text:p>Steel helmet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teel helmet fit for a knigh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head 9</text:p>
          </table:table-cell>
          <table:table-cell office:value-type="string" calcext:value-type="string">
            <text:p>Rogue hood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w you can look cool whilst brooding in the corner of the taver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head 9</text:p>
          </table:table-cell>
          <table:table-cell office:value-type="string" calcext:value-type="string">
            <text:p>Mage hat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deep blue pointy hat with a wide brim embellished with gold and a sapphire connected to the tip, making it curve back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head 9</text:p>
          </table:table-cell>
          <table:table-cell office:value-type="string" calcext:value-type="string">
            <text:p>Mitre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hat symbolizing faith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trinket 9</text:p>
          </table:table-cell>
          <table:table-cell office:value-type="string" calcext:value-type="string">
            <text:p>Bag of marble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eather bag full of glass marble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trinket 9</text:p>
          </table:table-cell>
          <table:table-cell office:value-type="string" calcext:value-type="string">
            <text:p>Ink and quil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bottle of magic ink and a quill made with a large colorful feath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trinket 9</text:p>
          </table:table-cell>
          <table:table-cell office:value-type="string" calcext:value-type="string">
            <text:p>Totem of undying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 looks like a mandrak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weapon 9</text:p>
          </table:table-cell>
          <table:table-cell office:value-type="string" calcext:value-type="string">
            <text:p>Rogue 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high-quality tactical knife with a tanto bla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weapon 9</text:p>
          </table:table-cell>
          <table:table-cell office:value-type="string" calcext:value-type="string">
            <text:p>Mag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gold engraved sliver rod with strange symbols engraved in the gol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weapon 9</text:p>
          </table:table-cell>
          <table:table-cell office:value-type="string" calcext:value-type="string">
            <text:p>White scepte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ilver staff with an emblem of the sun on to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trinket 9</text:p>
          </table:table-cell>
          <table:table-cell office:value-type="string" calcext:value-type="string">
            <text:p>Steel Buckler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an lid of a skilled armor smith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weapon 9</text:p>
          </table:table-cell>
          <table:table-cell office:value-type="string" calcext:value-type="string">
            <text:p>Steel longsword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steel sword a knights favored instrument</text:p>
          </table:table-cell>
          <table:table-cell table:number-columns-repeated="1002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ems_equipment.A1:items_equipment.S1048576 items_equipment.U1:items_equipment.V1048576">
            <calcext:condition calcext:apply-style-name="Untitled2" calcext:value="formula-is(ISEVEN(ROW()))" calcext:base-cell-address="items_equipment.A1"/>
          </calcext:conditional-format>
          <calcext:conditional-format calcext:target-range-address="items_equipment.A1:items_equipment.AMJ1048576">
            <calcext:condition calcext:apply-style-name="Untitled3" calcext:value="formula-is(ISEVEN(ROW(())))" calcext:base-cell-address="items_equipment.A1"/>
          </calcext:conditional-format>
        </calcext:conditional-formats>
      </table:table>
      <table:table table:name="items_consumable" table:style-name="ta1"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2" table:number-columns-repeated="1018" table:default-cell-style-name="ce9"/>
        <table:table-row table:style-name="ro1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use_perspective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 potion</text:p>
          </table:table-cell>
          <table:table-cell office:value-type="string" calcext:value-type="string">
            <text:p>Red potion</text:p>
          </table:table-cell>
          <table:table-cell office:value-type="string" calcext:value-type="string">
            <text:p>regen_hp30</text:p>
          </table:table-cell>
          <table:table-cell table:style-name="ce10" table:formula="of:=VLOOKUP([.C2]; [skills.A:.B]; 2; 0)" office:value-type="string" office:string-value="RegenHP30" calcext:value-type="string">
            <text:p>RegenHP30</text:p>
          </table:table-cell>
          <table:table-cell office:value-type="string" calcext:value-type="string">
            <text:p>potion</text:p>
          </table:table-cell>
          <table:table-cell table:style-name="ce10" table:formula="of:=VLOOKUP([.E2]; [use_perspectives.A:.B]; 2; 0)" office:value-type="string" office:string-value="use_potion" calcext:value-type="string">
            <text:p>use_potion</text:p>
          </table:table-cell>
          <table:table-cell office:value-type="string" calcext:value-type="string">
            <text:p>Just a bottle of cold tomato sou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e potion</text:p>
          </table:table-cell>
          <table:table-cell office:value-type="string" calcext:value-type="string">
            <text:p>Blue potion</text:p>
          </table:table-cell>
          <table:table-cell office:value-type="string" calcext:value-type="string">
            <text:p>regen_mp30</text:p>
          </table:table-cell>
          <table:table-cell table:style-name="ce10" table:formula="of:=VLOOKUP([.C3]; [skills.A:.B]; 2; 0)" office:value-type="string" office:string-value="RegenMP30" calcext:value-type="string">
            <text:p>RegenMP30</text:p>
          </table:table-cell>
          <table:table-cell office:value-type="string" calcext:value-type="string">
            <text:p>potion</text:p>
          </table:table-cell>
          <table:table-cell table:formula="of:=VLOOKUP([.E3]; [use_perspectives.A:.B]; 2; 0)" office:value-type="string" office:string-value="use_potion" calcext:value-type="string">
            <text:p>use_potion</text:p>
          </table:table-cell>
          <table:table-cell office:value-type="string" calcext:value-type="string">
            <text:p>Just a bottle of REALLY cold tomato sou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lucent scroll</text:p>
          </table:table-cell>
          <table:table-cell office:value-type="string" calcext:value-type="string">
            <text:p>Translucent Scroll</text:p>
          </table:table-cell>
          <table:table-cell office:value-type="string" calcext:value-type="string">
            <text:p>ethereal</text:p>
          </table:table-cell>
          <table:table-cell table:style-name="ce10" table:formula="of:=VLOOKUP([.C4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scroll</text:p>
          </table:table-cell>
          <table:table-cell table:formula="of:=VLOOKUP([.E4]; [use_perspectives.A:.B]; 2; 0)" office:value-type="string" office:string-value="use_scroll" calcext:value-type="string">
            <text:p>use_scroll</text:p>
          </table:table-cell>
          <table:table-cell office:value-type="string" calcext:value-type="string">
            <text:p>Its so hard to read this…</text:p>
          </table:table-cell>
          <table:table-cell table:number-columns-repeated="1017"/>
        </table:table-row>
        <table:table-row table:style-name="ro1" table:number-rows-repeated="9">
          <table:table-cell table:style-name="Default" table:number-columns-repeated="8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_misc" table:style-name="ta1"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22" table:number-columns-repeated="1021" table:default-cell-style-name="ce9"/>
        <table:table-row table:style-name="ro1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Just a ro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utorial_paper_1</text:p>
          </table:table-cell>
          <table:table-cell office:value-type="string" calcext:value-type="string">
            <text:p>A piece of paper</text:p>
          </table:table-cell>
          <table:table-cell office:value-type="string" calcext:value-type="string">
            <text:p>This little note reads</text:p>
            <text:p>"not all exits are obvious, some are hidden, go north to proceed"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utorial_paper_2</text:p>
          </table:table-cell>
          <table:table-cell office:value-type="string" calcext:value-type="string">
            <text:p>Another piece of paper</text:p>
          </table:table-cell>
          <table:table-cell office:value-type="string" calcext:value-type="string">
            <text:p>This little note reads</text:p>
            <text:p>“You probably already figured it out, but loot dropped from enemies goes</text:p>
            <text:p>directly into your inventory, you also got a weapon!</text:p>
            <text:p>Identify it and equip it with “equip [item name]” then proceed north"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t" table:style-name="ta1">
        <table:shapes>
          <draw:frame draw:z-index="0" draw:name="Text Frame 1" draw:style-name="gr1" draw:text-style-name="P2" svg:width="7.312cm" svg:height="6.946cm" svg:x="21.866cm" svg:y="2.019cm">
            <draw:text-box>
              <text:p text:style-name="P1"><text:span text:style-name="T1">=IFERROR( <text:s/>IFERROR( <text:s text:c="2"/>VLOOKUP(</text:span><text:span text:style-name="T2">A2</text:span><text:span text:style-name="T1">, </text:span><text:span text:style-name="T3">items_equipment.A:B</text:span><text:span text:style-name="T1">, 2, 0), <text:s text:c="2"/>VLOOKUP(</text:span><text:span text:style-name="T2">A2</text:span><text:span text:style-name="T1">, </text:span><text:span text:style-name="T4">items_misc.A:B</text:span><text:span text:style-name="T1">, 2, 0) <text:s text:c="2"/>), <text:s/>VLOOKUP(</text:span><text:span text:style-name="T2">A2</text:span><text:span text:style-name="T1">, </text:span><text:span text:style-name="T5">items_consumable.A:B</text:span><text:span text:style-name="T1">, 2, 0) <text:s/>)</text:span></text:p>
              <text:p text:style-name="P1"><text:span text:style-name="T1"/></text:p>
            </draw:text-box>
          </draw:frame>
        </table:shapes>
        <table:table-column table:style-name="co29" table:default-cell-style-name="ce9"/>
        <table:table-column table:style-name="co30" table:default-cell-style-name="ce9"/>
        <table:table-column table:style-name="co32" table:default-cell-style-name="ce9"/>
        <table:table-column table:style-name="co33" table:default-cell-style-name="ce9"/>
        <table:table-column table:style-name="co22" table:number-columns-repeated="1020" table:default-cell-style-name="ce9"/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rop_rat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2]; [items_equipment.A:.B]; 2; 0);   VLOOKUP([.A2]; [items_misc.A:.B]; 2; 0)   );  VLOOKUP([.A2]; [items_consumable.A:.B]; 2; 0)  )" office:value-type="string" office:string-value="Longsword" calcext:value-type="string">
            <text:p>Long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3]; [items_equipment.A:.B]; 2; 0);   VLOOKUP([.A3]; [items_misc.A:.B]; 2; 0)   );  VLOOKUP([.A3]; [items_consumable.A:.B]; 2; 0)  )" office:value-type="string" office:string-value="Iron chainmail" calcext:value-type="string">
            <text:p>Iron chainma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3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4]; [items_equipment.A:.B]; 2; 0);   VLOOKUP([.A4]; [items_misc.A:.B]; 2; 0)   );  VLOOKUP([.A4]; [items_consumable.A:.B]; 2; 0)  )" office:value-type="string" office:string-value="Iron cap" calcext:value-type="string">
            <text:p>Iron cap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4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5]; [items_equipment.A:.B]; 2; 0);   VLOOKUP([.A5]; [items_misc.A:.B]; 2; 0)   );  VLOOKUP([.A5]; [items_consumable.A:.B]; 2; 0)  )" office:value-type="string" office:string-value="Iron shield" calcext:value-type="string">
            <text:p>Iron shiel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5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6]; [items_equipment.A:.B]; 2; 0);   VLOOKUP([.A6]; [items_misc.A:.B]; 2; 0)   );  VLOOKUP([.A6]; [items_consumable.A:.B]; 2; 0)  )" office:value-type="string" office:string-value="Short sword" calcext:value-type="string">
            <text:p>Short 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6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7]; [items_equipment.A:.B]; 2; 0);   VLOOKUP([.A7]; [items_misc.A:.B]; 2; 0)   );  VLOOKUP([.A7]; [items_consumable.A:.B]; 2; 0)  )" office:value-type="string" office:string-value="Fine cloth cloak" calcext:value-type="string">
            <text:p>Fine cloth cloa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7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8]; [items_equipment.A:.B]; 2; 0);   VLOOKUP([.A8]; [items_misc.A:.B]; 2; 0)   );  VLOOKUP([.A8]; [items_consumable.A:.B]; 2; 0)  )" office:value-type="string" office:string-value="Fine cloth hood" calcext:value-type="string">
            <text:p>Fine cloth hoo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8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9]; [items_equipment.A:.B]; 2; 0);   VLOOKUP([.A9]; [items_misc.A:.B]; 2; 0)   );  VLOOKUP([.A9]; [items_consumable.A:.B]; 2; 0)  )" office:value-type="string" office:string-value="Field dagger" calcext:value-type="string">
            <text:p>Field dagger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9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10]; [items_equipment.A:.B]; 2; 0);   VLOOKUP([.A10]; [items_misc.A:.B]; 2; 0)   );  VLOOKUP([.A10]; [items_consumable.A:.B]; 2; 0)  )" office:value-type="string" office:string-value="Wand" calcext:value-type="string">
            <text:p>Wan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0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11]; [items_equipment.A:.B]; 2; 0);   VLOOKUP([.A11]; [items_misc.A:.B]; 2; 0)   );  VLOOKUP([.A11]; [items_consumable.A:.B]; 2; 0)  )" office:value-type="string" office:string-value="Apprentice robe" calcext:value-type="string">
            <text:p>Apprentic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1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12]; [items_equipment.A:.B]; 2; 0);   VLOOKUP([.A12]; [items_misc.A:.B]; 2; 0)   );  VLOOKUP([.A12]; [items_consumable.A:.B]; 2; 0)  )" office:value-type="string" office:string-value="Apprentice hat" calcext:value-type="string">
            <text:p>Apprentice ha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2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13]; [items_equipment.A:.B]; 2; 0);   VLOOKUP([.A13]; [items_misc.A:.B]; 2; 0)   );  VLOOKUP([.A13]; [items_consumable.A:.B]; 2; 0)  )" office:value-type="string" office:string-value="Book" calcext:value-type="string">
            <text:p>Boo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3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14]; [items_equipment.A:.B]; 2; 0);   VLOOKUP([.A14]; [items_misc.A:.B]; 2; 0)   );  VLOOKUP([.A14]; [items_consumable.A:.B]; 2; 0)  )" office:value-type="string" office:string-value="Clerics mace" calcext:value-type="string">
            <text:p>Clerics mac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4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15]; [items_equipment.A:.B]; 2; 0);   VLOOKUP([.A15]; [items_misc.A:.B]; 2; 0)   );  VLOOKUP([.A15]; [items_consumable.A:.B]; 2; 0)  )" office:value-type="string" office:string-value="White robe" calcext:value-type="string">
            <text:p>Whit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5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16]; [items_equipment.A:.B]; 2; 0);   VLOOKUP([.A16]; [items_misc.A:.B]; 2; 0)   );  VLOOKUP([.A16]; [items_consumable.A:.B]; 2; 0)  )" office:value-type="string" office:string-value="Circlet" calcext:value-type="string">
            <text:p>Circle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6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17]; [items_equipment.A:.B]; 2; 0);   VLOOKUP([.A17]; [items_misc.A:.B]; 2; 0)   );  VLOOKUP([.A17]; [items_consumable.A:.B]; 2; 0)  )" office:value-type="string" office:string-value="Embellished Sigil" calcext:value-type="string">
            <text:p>Embellished Sig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7]; [enemies.A:.B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18]; [items_equipment.A:.B]; 2; 0);   VLOOKUP([.A18]; [items_misc.A:.B]; 2; 0)   );  VLOOKUP([.A18]; [items_consumable.A:.B]; 2; 0)  )" office:value-type="string" office:string-value="Longsword" calcext:value-type="string">
            <text:p>Longsword</text:p>
          </table:table-cell>
          <table:table-cell office:value-type="string" calcext:value-type="string">
            <text:p>blue_slime</text:p>
          </table:table-cell>
          <table:table-cell table:formula="of:=VLOOKUP([.C18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19]; [items_equipment.A:.B]; 2; 0);   VLOOKUP([.A19]; [items_misc.A:.B]; 2; 0)   );  VLOOKUP([.A19]; [items_consumable.A:.B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blue_slime</text:p>
          </table:table-cell>
          <table:table-cell table:formula="of:=VLOOKUP([.C19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20]; [items_equipment.A:.B]; 2; 0);   VLOOKUP([.A20]; [items_misc.A:.B]; 2; 0)   );  VLOOKUP([.A20]; [items_consumable.A:.B]; 2; 0)  )" office:value-type="string" office:string-value="Iron cap" calcext:value-type="string">
            <text:p>Iron cap</text:p>
          </table:table-cell>
          <table:table-cell office:value-type="string" calcext:value-type="string">
            <text:p>blue_slime</text:p>
          </table:table-cell>
          <table:table-cell table:formula="of:=VLOOKUP([.C20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21]; [items_equipment.A:.B]; 2; 0);   VLOOKUP([.A21]; [items_misc.A:.B]; 2; 0)   );  VLOOKUP([.A21]; [items_consumable.A:.B]; 2; 0)  )" office:value-type="string" office:string-value="Iron shield" calcext:value-type="string">
            <text:p>Iron shield</text:p>
          </table:table-cell>
          <table:table-cell office:value-type="string" calcext:value-type="string">
            <text:p>blue_slime</text:p>
          </table:table-cell>
          <table:table-cell table:formula="of:=VLOOKUP([.C21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22]; [items_equipment.A:.B]; 2; 0);   VLOOKUP([.A22]; [items_misc.A:.B]; 2; 0)   );  VLOOKUP([.A22]; [items_consumable.A:.B]; 2; 0)  )" office:value-type="string" office:string-value="Short sword" calcext:value-type="string">
            <text:p>Short sword</text:p>
          </table:table-cell>
          <table:table-cell office:value-type="string" calcext:value-type="string">
            <text:p>blue_slime</text:p>
          </table:table-cell>
          <table:table-cell table:formula="of:=VLOOKUP([.C22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23]; [items_equipment.A:.B]; 2; 0);   VLOOKUP([.A23]; [items_misc.A:.B]; 2; 0)   );  VLOOKUP([.A23]; [items_consumable.A:.B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blue_slime</text:p>
          </table:table-cell>
          <table:table-cell table:formula="of:=VLOOKUP([.C23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24]; [items_equipment.A:.B]; 2; 0);   VLOOKUP([.A24]; [items_misc.A:.B]; 2; 0)   );  VLOOKUP([.A24]; [items_consumable.A:.B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blue_slime</text:p>
          </table:table-cell>
          <table:table-cell table:formula="of:=VLOOKUP([.C24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25]; [items_equipment.A:.B]; 2; 0);   VLOOKUP([.A25]; [items_misc.A:.B]; 2; 0)   );  VLOOKUP([.A25]; [items_consumable.A:.B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blue_slime</text:p>
          </table:table-cell>
          <table:table-cell table:formula="of:=VLOOKUP([.C25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26]; [items_equipment.A:.B]; 2; 0);   VLOOKUP([.A26]; [items_misc.A:.B]; 2; 0)   );  VLOOKUP([.A26]; [items_consumable.A:.B]; 2; 0)  )" office:value-type="string" office:string-value="Wand" calcext:value-type="string">
            <text:p>Wand</text:p>
          </table:table-cell>
          <table:table-cell office:value-type="string" calcext:value-type="string">
            <text:p>blue_slime</text:p>
          </table:table-cell>
          <table:table-cell table:formula="of:=VLOOKUP([.C26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27]; [items_equipment.A:.B]; 2; 0);   VLOOKUP([.A27]; [items_misc.A:.B]; 2; 0)   );  VLOOKUP([.A27]; [items_consumable.A:.B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blue_slime</text:p>
          </table:table-cell>
          <table:table-cell table:formula="of:=VLOOKUP([.C27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28]; [items_equipment.A:.B]; 2; 0);   VLOOKUP([.A28]; [items_misc.A:.B]; 2; 0)   );  VLOOKUP([.A28]; [items_consumable.A:.B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blue_slime</text:p>
          </table:table-cell>
          <table:table-cell table:formula="of:=VLOOKUP([.C28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29]; [items_equipment.A:.B]; 2; 0);   VLOOKUP([.A29]; [items_misc.A:.B]; 2; 0)   );  VLOOKUP([.A29]; [items_consumable.A:.B]; 2; 0)  )" office:value-type="string" office:string-value="Book" calcext:value-type="string">
            <text:p>Book</text:p>
          </table:table-cell>
          <table:table-cell office:value-type="string" calcext:value-type="string">
            <text:p>blue_slime</text:p>
          </table:table-cell>
          <table:table-cell table:formula="of:=VLOOKUP([.C29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30]; [items_equipment.A:.B]; 2; 0);   VLOOKUP([.A30]; [items_misc.A:.B]; 2; 0)   );  VLOOKUP([.A30]; [items_consumable.A:.B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blue_slime</text:p>
          </table:table-cell>
          <table:table-cell table:formula="of:=VLOOKUP([.C30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31]; [items_equipment.A:.B]; 2; 0);   VLOOKUP([.A31]; [items_misc.A:.B]; 2; 0)   );  VLOOKUP([.A31]; [items_consumable.A:.B]; 2; 0)  )" office:value-type="string" office:string-value="White robe" calcext:value-type="string">
            <text:p>White robe</text:p>
          </table:table-cell>
          <table:table-cell office:value-type="string" calcext:value-type="string">
            <text:p>blue_slime</text:p>
          </table:table-cell>
          <table:table-cell table:formula="of:=VLOOKUP([.C31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32]; [items_equipment.A:.B]; 2; 0);   VLOOKUP([.A32]; [items_misc.A:.B]; 2; 0)   );  VLOOKUP([.A32]; [items_consumable.A:.B]; 2; 0)  )" office:value-type="string" office:string-value="Circlet" calcext:value-type="string">
            <text:p>Circlet</text:p>
          </table:table-cell>
          <table:table-cell office:value-type="string" calcext:value-type="string">
            <text:p>blue_slime</text:p>
          </table:table-cell>
          <table:table-cell table:formula="of:=VLOOKUP([.C32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33]; [items_equipment.A:.B]; 2; 0);   VLOOKUP([.A33]; [items_misc.A:.B]; 2; 0)   );  VLOOKUP([.A33]; [items_consumable.A:.B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blue_slime</text:p>
          </table:table-cell>
          <table:table-cell table:formula="of:=VLOOKUP([.C33]; [enemies.A:.B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10" table:formula="of:=IFERROR(  IFERROR(   VLOOKUP([.A34]; [items_equipment.A:.B]; 2; 0);   VLOOKUP([.A34]; [items_misc.A:.B]; 2; 0)   );  VLOOKUP([.A34]; [items_consumable.A:.B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evil_eye</text:p>
          </table:table-cell>
          <table:table-cell table:formula="of:=VLOOKUP([.C34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10" table:formula="of:=IFERROR(  IFERROR(   VLOOKUP([.A35]; [items_equipment.A:.B]; 2; 0);   VLOOKUP([.A35]; [items_misc.A:.B]; 2; 0)   );  VLOOKUP([.A35]; [items_consumable.A:.B]; 2; 0)  )" office:value-type="string" office:string-value="Rogue hood" calcext:value-type="string">
            <text:p>Rogue hood</text:p>
          </table:table-cell>
          <table:table-cell office:value-type="string" calcext:value-type="string">
            <text:p>evil_eye</text:p>
          </table:table-cell>
          <table:table-cell table:formula="of:=VLOOKUP([.C35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10" table:formula="of:=IFERROR(  IFERROR(   VLOOKUP([.A36]; [items_equipment.A:.B]; 2; 0);   VLOOKUP([.A36]; [items_misc.A:.B]; 2; 0)   );  VLOOKUP([.A36]; [items_consumable.A:.B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evil_eye</text:p>
          </table:table-cell>
          <table:table-cell table:formula="of:=VLOOKUP([.C36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10" table:formula="of:=IFERROR(  IFERROR(   VLOOKUP([.A37]; [items_equipment.A:.B]; 2; 0);   VLOOKUP([.A37]; [items_misc.A:.B]; 2; 0)   );  VLOOKUP([.A37]; [items_consumable.A:.B]; 2; 0)  )" office:value-type="string" office:string-value="Rogue knife" calcext:value-type="string">
            <text:p>Rogue knife</text:p>
          </table:table-cell>
          <table:table-cell office:value-type="string" calcext:value-type="string">
            <text:p>evil_eye</text:p>
          </table:table-cell>
          <table:table-cell table:formula="of:=VLOOKUP([.C37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10" table:formula="of:=IFERROR(  IFERROR(   VLOOKUP([.A38]; [items_equipment.A:.B]; 2; 0);   VLOOKUP([.A38]; [items_misc.A:.B]; 2; 0)   );  VLOOKUP([.A38]; [items_consumable.A:.B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evil_eye</text:p>
          </table:table-cell>
          <table:table-cell table:formula="of:=VLOOKUP([.C38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10" table:formula="of:=IFERROR(  IFERROR(   VLOOKUP([.A39]; [items_equipment.A:.B]; 2; 0);   VLOOKUP([.A39]; [items_misc.A:.B]; 2; 0)   );  VLOOKUP([.A39]; [items_consumable.A:.B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evil_eye</text:p>
          </table:table-cell>
          <table:table-cell table:formula="of:=VLOOKUP([.C39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10" table:formula="of:=IFERROR(  IFERROR(   VLOOKUP([.A40]; [items_equipment.A:.B]; 2; 0);   VLOOKUP([.A40]; [items_misc.A:.B]; 2; 0)   );  VLOOKUP([.A40]; [items_consumable.A:.B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evil_eye</text:p>
          </table:table-cell>
          <table:table-cell table:formula="of:=VLOOKUP([.C40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10" table:formula="of:=IFERROR(  IFERROR(   VLOOKUP([.A41]; [items_equipment.A:.B]; 2; 0);   VLOOKUP([.A41]; [items_misc.A:.B]; 2; 0)   );  VLOOKUP([.A41]; [items_consumable.A:.B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evil_eye</text:p>
          </table:table-cell>
          <table:table-cell table:formula="of:=VLOOKUP([.C41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10" table:formula="of:=IFERROR(  IFERROR(   VLOOKUP([.A42]; [items_equipment.A:.B]; 2; 0);   VLOOKUP([.A42]; [items_misc.A:.B]; 2; 0)   );  VLOOKUP([.A42]; [items_consumable.A:.B]; 2; 0)  )" office:value-type="string" office:string-value="Mage robe" calcext:value-type="string">
            <text:p>Mage robe</text:p>
          </table:table-cell>
          <table:table-cell office:value-type="string" calcext:value-type="string">
            <text:p>evil_eye</text:p>
          </table:table-cell>
          <table:table-cell table:formula="of:=VLOOKUP([.C42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10" table:formula="of:=IFERROR(  IFERROR(   VLOOKUP([.A43]; [items_equipment.A:.B]; 2; 0);   VLOOKUP([.A43]; [items_misc.A:.B]; 2; 0)   );  VLOOKUP([.A43]; [items_consumable.A:.B]; 2; 0)  )" office:value-type="string" office:string-value="Mage hat" calcext:value-type="string">
            <text:p>Mage hat</text:p>
          </table:table-cell>
          <table:table-cell office:value-type="string" calcext:value-type="string">
            <text:p>evil_eye</text:p>
          </table:table-cell>
          <table:table-cell table:formula="of:=VLOOKUP([.C43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10" table:formula="of:=IFERROR(  IFERROR(   VLOOKUP([.A44]; [items_equipment.A:.B]; 2; 0);   VLOOKUP([.A44]; [items_misc.A:.B]; 2; 0)   );  VLOOKUP([.A44]; [items_consumable.A:.B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evil_eye</text:p>
          </table:table-cell>
          <table:table-cell table:formula="of:=VLOOKUP([.C44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10" table:formula="of:=IFERROR(  IFERROR(   VLOOKUP([.A45]; [items_equipment.A:.B]; 2; 0);   VLOOKUP([.A45]; [items_misc.A:.B]; 2; 0)   );  VLOOKUP([.A45]; [items_consumable.A:.B]; 2; 0)  )" office:value-type="string" office:string-value="Mage wand" calcext:value-type="string">
            <text:p>Mage wand</text:p>
          </table:table-cell>
          <table:table-cell office:value-type="string" calcext:value-type="string">
            <text:p>evil_eye</text:p>
          </table:table-cell>
          <table:table-cell table:formula="of:=VLOOKUP([.C45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10" table:formula="of:=IFERROR(  IFERROR(   VLOOKUP([.A46]; [items_equipment.A:.B]; 2; 0);   VLOOKUP([.A46]; [items_misc.A:.B]; 2; 0)   );  VLOOKUP([.A46]; [items_consumable.A:.B]; 2; 0)  )" office:value-type="string" office:string-value="White cloak" calcext:value-type="string">
            <text:p>White cloak</text:p>
          </table:table-cell>
          <table:table-cell office:value-type="string" calcext:value-type="string">
            <text:p>evil_eye</text:p>
          </table:table-cell>
          <table:table-cell table:formula="of:=VLOOKUP([.C46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10" table:formula="of:=IFERROR(  IFERROR(   VLOOKUP([.A47]; [items_equipment.A:.B]; 2; 0);   VLOOKUP([.A47]; [items_misc.A:.B]; 2; 0)   );  VLOOKUP([.A47]; [items_consumable.A:.B]; 2; 0)  )" office:value-type="string" office:string-value="Mitre" calcext:value-type="string">
            <text:p>Mitre</text:p>
          </table:table-cell>
          <table:table-cell office:value-type="string" calcext:value-type="string">
            <text:p>evil_eye</text:p>
          </table:table-cell>
          <table:table-cell table:formula="of:=VLOOKUP([.C47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10" table:formula="of:=IFERROR(  IFERROR(   VLOOKUP([.A48]; [items_equipment.A:.B]; 2; 0);   VLOOKUP([.A48]; [items_misc.A:.B]; 2; 0)   );  VLOOKUP([.A48]; [items_consumable.A:.B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evil_eye</text:p>
          </table:table-cell>
          <table:table-cell table:formula="of:=VLOOKUP([.C48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10" table:formula="of:=IFERROR(  IFERROR(   VLOOKUP([.A49]; [items_equipment.A:.B]; 2; 0);   VLOOKUP([.A49]; [items_misc.A:.B]; 2; 0)   );  VLOOKUP([.A49]; [items_consumable.A:.B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evil_eye</text:p>
          </table:table-cell>
          <table:table-cell table:formula="of:=VLOOKUP([.C49]; [enemies.A:.B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10" table:formula="of:=IFERROR(  IFERROR(   VLOOKUP([.A50]; [items_equipment.A:.B]; 2; 0);   VLOOKUP([.A50]; [items_misc.A:.B]; 2; 0)   );  VLOOKUP([.A50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green_slime</text:p>
          </table:table-cell>
          <table:table-cell table:formula="of:=VLOOKUP([.C50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51]; [items_equipment.A:.B]; 2; 0);   VLOOKUP([.A51]; [items_misc.A:.B]; 2; 0)   );  VLOOKUP([.A51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green_slime</text:p>
          </table:table-cell>
          <table:table-cell table:formula="of:=VLOOKUP([.C51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52]; [items_equipment.A:.B]; 2; 0);   VLOOKUP([.A52]; [items_misc.A:.B]; 2; 0)   );  VLOOKUP([.A52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green_slime</text:p>
          </table:table-cell>
          <table:table-cell table:formula="of:=VLOOKUP([.C52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10" table:formula="of:=IFERROR(  IFERROR(   VLOOKUP([.A53]; [items_equipment.A:.B]; 2; 0);   VLOOKUP([.A53]; [items_misc.A:.B]; 2; 0)   );  VLOOKUP([.A53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green_slime</text:p>
          </table:table-cell>
          <table:table-cell table:formula="of:=VLOOKUP([.C53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10" table:formula="of:=IFERROR(  IFERROR(   VLOOKUP([.A54]; [items_equipment.A:.B]; 2; 0);   VLOOKUP([.A54]; [items_misc.A:.B]; 2; 0)   );  VLOOKUP([.A54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green_slime</text:p>
          </table:table-cell>
          <table:table-cell table:formula="of:=VLOOKUP([.C54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10" table:formula="of:=IFERROR(  IFERROR(   VLOOKUP([.A55]; [items_equipment.A:.B]; 2; 0);   VLOOKUP([.A55]; [items_misc.A:.B]; 2; 0)   );  VLOOKUP([.A55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green_slime</text:p>
          </table:table-cell>
          <table:table-cell table:formula="of:=VLOOKUP([.C55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10" table:formula="of:=IFERROR(  IFERROR(   VLOOKUP([.A56]; [items_equipment.A:.B]; 2; 0);   VLOOKUP([.A56]; [items_misc.A:.B]; 2; 0)   );  VLOOKUP([.A56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green_slime</text:p>
          </table:table-cell>
          <table:table-cell table:formula="of:=VLOOKUP([.C56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10" table:formula="of:=IFERROR(  IFERROR(   VLOOKUP([.A57]; [items_equipment.A:.B]; 2; 0);   VLOOKUP([.A57]; [items_misc.A:.B]; 2; 0)   );  VLOOKUP([.A57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green_slime</text:p>
          </table:table-cell>
          <table:table-cell table:formula="of:=VLOOKUP([.C57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58]; [items_equipment.A:.B]; 2; 0);   VLOOKUP([.A58]; [items_misc.A:.B]; 2; 0)   );  VLOOKUP([.A58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green_slime</text:p>
          </table:table-cell>
          <table:table-cell table:formula="of:=VLOOKUP([.C58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59]; [items_equipment.A:.B]; 2; 0);   VLOOKUP([.A59]; [items_misc.A:.B]; 2; 0)   );  VLOOKUP([.A59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green_slime</text:p>
          </table:table-cell>
          <table:table-cell table:formula="of:=VLOOKUP([.C59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60]; [items_equipment.A:.B]; 2; 0);   VLOOKUP([.A60]; [items_misc.A:.B]; 2; 0)   );  VLOOKUP([.A60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green_slime</text:p>
          </table:table-cell>
          <table:table-cell table:formula="of:=VLOOKUP([.C60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61]; [items_equipment.A:.B]; 2; 0);   VLOOKUP([.A61]; [items_misc.A:.B]; 2; 0)   );  VLOOKUP([.A61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green_slime</text:p>
          </table:table-cell>
          <table:table-cell table:formula="of:=VLOOKUP([.C61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62]; [items_equipment.A:.B]; 2; 0);   VLOOKUP([.A62]; [items_misc.A:.B]; 2; 0)   );  VLOOKUP([.A62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green_slime</text:p>
          </table:table-cell>
          <table:table-cell table:formula="of:=VLOOKUP([.C62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63]; [items_equipment.A:.B]; 2; 0);   VLOOKUP([.A63]; [items_misc.A:.B]; 2; 0)   );  VLOOKUP([.A63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green_slime</text:p>
          </table:table-cell>
          <table:table-cell table:formula="of:=VLOOKUP([.C63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64]; [items_equipment.A:.B]; 2; 0);   VLOOKUP([.A64]; [items_misc.A:.B]; 2; 0)   );  VLOOKUP([.A64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green_slime</text:p>
          </table:table-cell>
          <table:table-cell table:formula="of:=VLOOKUP([.C64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65]; [items_equipment.A:.B]; 2; 0);   VLOOKUP([.A65]; [items_misc.A:.B]; 2; 0)   );  VLOOKUP([.A65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green_slime</text:p>
          </table:table-cell>
          <table:table-cell table:formula="of:=VLOOKUP([.C65]; [enemies.A:.B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10" table:formula="of:=IFERROR(  IFERROR(   VLOOKUP([.A66]; [items_equipment.A:.B]; 2; 0);   VLOOKUP([.A66]; [items_misc.A:.B]; 2; 0)   );  VLOOKUP([.A66]; [items_consumable.A:.B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horned_mushroom</text:p>
          </table:table-cell>
          <table:table-cell table:formula="of:=VLOOKUP([.C66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10" table:formula="of:=IFERROR(  IFERROR(   VLOOKUP([.A67]; [items_equipment.A:.B]; 2; 0);   VLOOKUP([.A67]; [items_misc.A:.B]; 2; 0)   );  VLOOKUP([.A67]; [items_consumable.A:.B]; 2; 0)  )" office:value-type="string" office:string-value="Rogue hood" calcext:value-type="string">
            <text:p>Rogue hood</text:p>
          </table:table-cell>
          <table:table-cell office:value-type="string" calcext:value-type="string">
            <text:p>horned_mushroom</text:p>
          </table:table-cell>
          <table:table-cell table:formula="of:=VLOOKUP([.C67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10" table:formula="of:=IFERROR(  IFERROR(   VLOOKUP([.A68]; [items_equipment.A:.B]; 2; 0);   VLOOKUP([.A68]; [items_misc.A:.B]; 2; 0)   );  VLOOKUP([.A68]; [items_consumable.A:.B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horned_mushroom</text:p>
          </table:table-cell>
          <table:table-cell table:formula="of:=VLOOKUP([.C68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10" table:formula="of:=IFERROR(  IFERROR(   VLOOKUP([.A69]; [items_equipment.A:.B]; 2; 0);   VLOOKUP([.A69]; [items_misc.A:.B]; 2; 0)   );  VLOOKUP([.A69]; [items_consumable.A:.B]; 2; 0)  )" office:value-type="string" office:string-value="Rogue knife" calcext:value-type="string">
            <text:p>Rogue knife</text:p>
          </table:table-cell>
          <table:table-cell office:value-type="string" calcext:value-type="string">
            <text:p>horned_mushroom</text:p>
          </table:table-cell>
          <table:table-cell table:formula="of:=VLOOKUP([.C69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10" table:formula="of:=IFERROR(  IFERROR(   VLOOKUP([.A70]; [items_equipment.A:.B]; 2; 0);   VLOOKUP([.A70]; [items_misc.A:.B]; 2; 0)   );  VLOOKUP([.A70]; [items_consumable.A:.B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horned_mushroom</text:p>
          </table:table-cell>
          <table:table-cell table:formula="of:=VLOOKUP([.C70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10" table:formula="of:=IFERROR(  IFERROR(   VLOOKUP([.A71]; [items_equipment.A:.B]; 2; 0);   VLOOKUP([.A71]; [items_misc.A:.B]; 2; 0)   );  VLOOKUP([.A71]; [items_consumable.A:.B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horned_mushroom</text:p>
          </table:table-cell>
          <table:table-cell table:formula="of:=VLOOKUP([.C71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10" table:formula="of:=IFERROR(  IFERROR(   VLOOKUP([.A72]; [items_equipment.A:.B]; 2; 0);   VLOOKUP([.A72]; [items_misc.A:.B]; 2; 0)   );  VLOOKUP([.A72]; [items_consumable.A:.B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horned_mushroom</text:p>
          </table:table-cell>
          <table:table-cell table:formula="of:=VLOOKUP([.C72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10" table:formula="of:=IFERROR(  IFERROR(   VLOOKUP([.A73]; [items_equipment.A:.B]; 2; 0);   VLOOKUP([.A73]; [items_misc.A:.B]; 2; 0)   );  VLOOKUP([.A73]; [items_consumable.A:.B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horned_mushroom</text:p>
          </table:table-cell>
          <table:table-cell table:formula="of:=VLOOKUP([.C73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10" table:formula="of:=IFERROR(  IFERROR(   VLOOKUP([.A74]; [items_equipment.A:.B]; 2; 0);   VLOOKUP([.A74]; [items_misc.A:.B]; 2; 0)   );  VLOOKUP([.A74]; [items_consumable.A:.B]; 2; 0)  )" office:value-type="string" office:string-value="Mage robe" calcext:value-type="string">
            <text:p>Mage robe</text:p>
          </table:table-cell>
          <table:table-cell office:value-type="string" calcext:value-type="string">
            <text:p>horned_mushroom</text:p>
          </table:table-cell>
          <table:table-cell table:formula="of:=VLOOKUP([.C74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10" table:formula="of:=IFERROR(  IFERROR(   VLOOKUP([.A75]; [items_equipment.A:.B]; 2; 0);   VLOOKUP([.A75]; [items_misc.A:.B]; 2; 0)   );  VLOOKUP([.A75]; [items_consumable.A:.B]; 2; 0)  )" office:value-type="string" office:string-value="Mage hat" calcext:value-type="string">
            <text:p>Mage hat</text:p>
          </table:table-cell>
          <table:table-cell office:value-type="string" calcext:value-type="string">
            <text:p>horned_mushroom</text:p>
          </table:table-cell>
          <table:table-cell table:formula="of:=VLOOKUP([.C75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10" table:formula="of:=IFERROR(  IFERROR(   VLOOKUP([.A76]; [items_equipment.A:.B]; 2; 0);   VLOOKUP([.A76]; [items_misc.A:.B]; 2; 0)   );  VLOOKUP([.A76]; [items_consumable.A:.B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horned_mushroom</text:p>
          </table:table-cell>
          <table:table-cell table:formula="of:=VLOOKUP([.C76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10" table:formula="of:=IFERROR(  IFERROR(   VLOOKUP([.A77]; [items_equipment.A:.B]; 2; 0);   VLOOKUP([.A77]; [items_misc.A:.B]; 2; 0)   );  VLOOKUP([.A77]; [items_consumable.A:.B]; 2; 0)  )" office:value-type="string" office:string-value="Mage wand" calcext:value-type="string">
            <text:p>Mage wand</text:p>
          </table:table-cell>
          <table:table-cell office:value-type="string" calcext:value-type="string">
            <text:p>horned_mushroom</text:p>
          </table:table-cell>
          <table:table-cell table:formula="of:=VLOOKUP([.C77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10" table:formula="of:=IFERROR(  IFERROR(   VLOOKUP([.A78]; [items_equipment.A:.B]; 2; 0);   VLOOKUP([.A78]; [items_misc.A:.B]; 2; 0)   );  VLOOKUP([.A78]; [items_consumable.A:.B]; 2; 0)  )" office:value-type="string" office:string-value="White cloak" calcext:value-type="string">
            <text:p>White cloak</text:p>
          </table:table-cell>
          <table:table-cell office:value-type="string" calcext:value-type="string">
            <text:p>horned_mushroom</text:p>
          </table:table-cell>
          <table:table-cell table:formula="of:=VLOOKUP([.C78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10" table:formula="of:=IFERROR(  IFERROR(   VLOOKUP([.A79]; [items_equipment.A:.B]; 2; 0);   VLOOKUP([.A79]; [items_misc.A:.B]; 2; 0)   );  VLOOKUP([.A79]; [items_consumable.A:.B]; 2; 0)  )" office:value-type="string" office:string-value="Mitre" calcext:value-type="string">
            <text:p>Mitre</text:p>
          </table:table-cell>
          <table:table-cell office:value-type="string" calcext:value-type="string">
            <text:p>horned_mushroom</text:p>
          </table:table-cell>
          <table:table-cell table:formula="of:=VLOOKUP([.C79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10" table:formula="of:=IFERROR(  IFERROR(   VLOOKUP([.A80]; [items_equipment.A:.B]; 2; 0);   VLOOKUP([.A80]; [items_misc.A:.B]; 2; 0)   );  VLOOKUP([.A80]; [items_consumable.A:.B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horned_mushroom</text:p>
          </table:table-cell>
          <table:table-cell table:formula="of:=VLOOKUP([.C80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10" table:formula="of:=IFERROR(  IFERROR(   VLOOKUP([.A81]; [items_equipment.A:.B]; 2; 0);   VLOOKUP([.A81]; [items_misc.A:.B]; 2; 0)   );  VLOOKUP([.A81]; [items_consumable.A:.B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horned_mushroom</text:p>
          </table:table-cell>
          <table:table-cell table:formula="of:=VLOOKUP([.C81]; [enemies.A:.B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82]; [items_equipment.A:.B]; 2; 0);   VLOOKUP([.A82]; [items_misc.A:.B]; 2; 0)   );  VLOOKUP([.A82]; [items_consumable.A:.B]; 2; 0)  )" office:value-type="string" office:string-value="Longsword" calcext:value-type="string">
            <text:p>Longsword</text:p>
          </table:table-cell>
          <table:table-cell office:value-type="string" calcext:value-type="string">
            <text:p>octopus</text:p>
          </table:table-cell>
          <table:table-cell table:formula="of:=VLOOKUP([.C82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83]; [items_equipment.A:.B]; 2; 0);   VLOOKUP([.A83]; [items_misc.A:.B]; 2; 0)   );  VLOOKUP([.A83]; [items_consumable.A:.B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octopus</text:p>
          </table:table-cell>
          <table:table-cell table:formula="of:=VLOOKUP([.C83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84]; [items_equipment.A:.B]; 2; 0);   VLOOKUP([.A84]; [items_misc.A:.B]; 2; 0)   );  VLOOKUP([.A84]; [items_consumable.A:.B]; 2; 0)  )" office:value-type="string" office:string-value="Iron cap" calcext:value-type="string">
            <text:p>Iron cap</text:p>
          </table:table-cell>
          <table:table-cell office:value-type="string" calcext:value-type="string">
            <text:p>octopus</text:p>
          </table:table-cell>
          <table:table-cell table:formula="of:=VLOOKUP([.C84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85]; [items_equipment.A:.B]; 2; 0);   VLOOKUP([.A85]; [items_misc.A:.B]; 2; 0)   );  VLOOKUP([.A85]; [items_consumable.A:.B]; 2; 0)  )" office:value-type="string" office:string-value="Iron shield" calcext:value-type="string">
            <text:p>Iron shield</text:p>
          </table:table-cell>
          <table:table-cell office:value-type="string" calcext:value-type="string">
            <text:p>octopus</text:p>
          </table:table-cell>
          <table:table-cell table:formula="of:=VLOOKUP([.C85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86]; [items_equipment.A:.B]; 2; 0);   VLOOKUP([.A86]; [items_misc.A:.B]; 2; 0)   );  VLOOKUP([.A86]; [items_consumable.A:.B]; 2; 0)  )" office:value-type="string" office:string-value="Short sword" calcext:value-type="string">
            <text:p>Short sword</text:p>
          </table:table-cell>
          <table:table-cell office:value-type="string" calcext:value-type="string">
            <text:p>octopus</text:p>
          </table:table-cell>
          <table:table-cell table:formula="of:=VLOOKUP([.C86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87]; [items_equipment.A:.B]; 2; 0);   VLOOKUP([.A87]; [items_misc.A:.B]; 2; 0)   );  VLOOKUP([.A87]; [items_consumable.A:.B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octopus</text:p>
          </table:table-cell>
          <table:table-cell table:formula="of:=VLOOKUP([.C87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88]; [items_equipment.A:.B]; 2; 0);   VLOOKUP([.A88]; [items_misc.A:.B]; 2; 0)   );  VLOOKUP([.A88]; [items_consumable.A:.B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octopus</text:p>
          </table:table-cell>
          <table:table-cell table:formula="of:=VLOOKUP([.C88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89]; [items_equipment.A:.B]; 2; 0);   VLOOKUP([.A89]; [items_misc.A:.B]; 2; 0)   );  VLOOKUP([.A89]; [items_consumable.A:.B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octopus</text:p>
          </table:table-cell>
          <table:table-cell table:formula="of:=VLOOKUP([.C89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90]; [items_equipment.A:.B]; 2; 0);   VLOOKUP([.A90]; [items_misc.A:.B]; 2; 0)   );  VLOOKUP([.A90]; [items_consumable.A:.B]; 2; 0)  )" office:value-type="string" office:string-value="Wand" calcext:value-type="string">
            <text:p>Wand</text:p>
          </table:table-cell>
          <table:table-cell office:value-type="string" calcext:value-type="string">
            <text:p>octopus</text:p>
          </table:table-cell>
          <table:table-cell table:formula="of:=VLOOKUP([.C90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91]; [items_equipment.A:.B]; 2; 0);   VLOOKUP([.A91]; [items_misc.A:.B]; 2; 0)   );  VLOOKUP([.A91]; [items_consumable.A:.B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octopus</text:p>
          </table:table-cell>
          <table:table-cell table:formula="of:=VLOOKUP([.C91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92]; [items_equipment.A:.B]; 2; 0);   VLOOKUP([.A92]; [items_misc.A:.B]; 2; 0)   );  VLOOKUP([.A92]; [items_consumable.A:.B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octopus</text:p>
          </table:table-cell>
          <table:table-cell table:formula="of:=VLOOKUP([.C92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93]; [items_equipment.A:.B]; 2; 0);   VLOOKUP([.A93]; [items_misc.A:.B]; 2; 0)   );  VLOOKUP([.A93]; [items_consumable.A:.B]; 2; 0)  )" office:value-type="string" office:string-value="Book" calcext:value-type="string">
            <text:p>Book</text:p>
          </table:table-cell>
          <table:table-cell office:value-type="string" calcext:value-type="string">
            <text:p>octopus</text:p>
          </table:table-cell>
          <table:table-cell table:formula="of:=VLOOKUP([.C93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94]; [items_equipment.A:.B]; 2; 0);   VLOOKUP([.A94]; [items_misc.A:.B]; 2; 0)   );  VLOOKUP([.A94]; [items_consumable.A:.B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octopus</text:p>
          </table:table-cell>
          <table:table-cell table:formula="of:=VLOOKUP([.C94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95]; [items_equipment.A:.B]; 2; 0);   VLOOKUP([.A95]; [items_misc.A:.B]; 2; 0)   );  VLOOKUP([.A95]; [items_consumable.A:.B]; 2; 0)  )" office:value-type="string" office:string-value="White robe" calcext:value-type="string">
            <text:p>White robe</text:p>
          </table:table-cell>
          <table:table-cell office:value-type="string" calcext:value-type="string">
            <text:p>octopus</text:p>
          </table:table-cell>
          <table:table-cell table:formula="of:=VLOOKUP([.C95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96]; [items_equipment.A:.B]; 2; 0);   VLOOKUP([.A96]; [items_misc.A:.B]; 2; 0)   );  VLOOKUP([.A96]; [items_consumable.A:.B]; 2; 0)  )" office:value-type="string" office:string-value="Circlet" calcext:value-type="string">
            <text:p>Circlet</text:p>
          </table:table-cell>
          <table:table-cell office:value-type="string" calcext:value-type="string">
            <text:p>octopus</text:p>
          </table:table-cell>
          <table:table-cell table:formula="of:=VLOOKUP([.C96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97]; [items_equipment.A:.B]; 2; 0);   VLOOKUP([.A97]; [items_misc.A:.B]; 2; 0)   );  VLOOKUP([.A97]; [items_consumable.A:.B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octopus</text:p>
          </table:table-cell>
          <table:table-cell table:formula="of:=VLOOKUP([.C97]; [enemies.A:.B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10" table:formula="of:=IFERROR(  IFERROR(   VLOOKUP([.A98]; [items_equipment.A:.B]; 2; 0);   VLOOKUP([.A98]; [items_misc.A:.B]; 2; 0)   );  VLOOKUP([.A98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orange mushroom</text:p>
          </table:table-cell>
          <table:table-cell table:formula="of:=VLOOKUP([.C98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99]; [items_equipment.A:.B]; 2; 0);   VLOOKUP([.A99]; [items_misc.A:.B]; 2; 0)   );  VLOOKUP([.A99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orange mushroom</text:p>
          </table:table-cell>
          <table:table-cell table:formula="of:=VLOOKUP([.C99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100]; [items_equipment.A:.B]; 2; 0);   VLOOKUP([.A100]; [items_misc.A:.B]; 2; 0)   );  VLOOKUP([.A100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orange mushroom</text:p>
          </table:table-cell>
          <table:table-cell table:formula="of:=VLOOKUP([.C100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10" table:formula="of:=IFERROR(  IFERROR(   VLOOKUP([.A101]; [items_equipment.A:.B]; 2; 0);   VLOOKUP([.A101]; [items_misc.A:.B]; 2; 0)   );  VLOOKUP([.A101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orange mushroom</text:p>
          </table:table-cell>
          <table:table-cell table:formula="of:=VLOOKUP([.C101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10" table:formula="of:=IFERROR(  IFERROR(   VLOOKUP([.A102]; [items_equipment.A:.B]; 2; 0);   VLOOKUP([.A102]; [items_misc.A:.B]; 2; 0)   );  VLOOKUP([.A102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orange mushroom</text:p>
          </table:table-cell>
          <table:table-cell table:formula="of:=VLOOKUP([.C102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10" table:formula="of:=IFERROR(  IFERROR(   VLOOKUP([.A103]; [items_equipment.A:.B]; 2; 0);   VLOOKUP([.A103]; [items_misc.A:.B]; 2; 0)   );  VLOOKUP([.A103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orange mushroom</text:p>
          </table:table-cell>
          <table:table-cell table:formula="of:=VLOOKUP([.C103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10" table:formula="of:=IFERROR(  IFERROR(   VLOOKUP([.A104]; [items_equipment.A:.B]; 2; 0);   VLOOKUP([.A104]; [items_misc.A:.B]; 2; 0)   );  VLOOKUP([.A104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orange mushroom</text:p>
          </table:table-cell>
          <table:table-cell table:formula="of:=VLOOKUP([.C104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10" table:formula="of:=IFERROR(  IFERROR(   VLOOKUP([.A105]; [items_equipment.A:.B]; 2; 0);   VLOOKUP([.A105]; [items_misc.A:.B]; 2; 0)   );  VLOOKUP([.A105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orange mushroom</text:p>
          </table:table-cell>
          <table:table-cell table:formula="of:=VLOOKUP([.C105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106]; [items_equipment.A:.B]; 2; 0);   VLOOKUP([.A106]; [items_misc.A:.B]; 2; 0)   );  VLOOKUP([.A106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orange mushroom</text:p>
          </table:table-cell>
          <table:table-cell table:formula="of:=VLOOKUP([.C106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107]; [items_equipment.A:.B]; 2; 0);   VLOOKUP([.A107]; [items_misc.A:.B]; 2; 0)   );  VLOOKUP([.A107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orange mushroom</text:p>
          </table:table-cell>
          <table:table-cell table:formula="of:=VLOOKUP([.C107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108]; [items_equipment.A:.B]; 2; 0);   VLOOKUP([.A108]; [items_misc.A:.B]; 2; 0)   );  VLOOKUP([.A108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orange mushroom</text:p>
          </table:table-cell>
          <table:table-cell table:formula="of:=VLOOKUP([.C108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109]; [items_equipment.A:.B]; 2; 0);   VLOOKUP([.A109]; [items_misc.A:.B]; 2; 0)   );  VLOOKUP([.A109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orange mushroom</text:p>
          </table:table-cell>
          <table:table-cell table:formula="of:=VLOOKUP([.C109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110]; [items_equipment.A:.B]; 2; 0);   VLOOKUP([.A110]; [items_misc.A:.B]; 2; 0)   );  VLOOKUP([.A110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orange mushroom</text:p>
          </table:table-cell>
          <table:table-cell table:formula="of:=VLOOKUP([.C110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111]; [items_equipment.A:.B]; 2; 0);   VLOOKUP([.A111]; [items_misc.A:.B]; 2; 0)   );  VLOOKUP([.A111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orange mushroom</text:p>
          </table:table-cell>
          <table:table-cell table:formula="of:=VLOOKUP([.C111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112]; [items_equipment.A:.B]; 2; 0);   VLOOKUP([.A112]; [items_misc.A:.B]; 2; 0)   );  VLOOKUP([.A112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orange mushroom</text:p>
          </table:table-cell>
          <table:table-cell table:formula="of:=VLOOKUP([.C112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113]; [items_equipment.A:.B]; 2; 0);   VLOOKUP([.A113]; [items_misc.A:.B]; 2; 0)   );  VLOOKUP([.A113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orange mushroom</text:p>
          </table:table-cell>
          <table:table-cell table:formula="of:=VLOOKUP([.C113]; [enemies.A:.B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10" table:formula="of:=IFERROR(  IFERROR(   VLOOKUP([.A114]; [items_equipment.A:.B]; 2; 0);   VLOOKUP([.A114]; [items_misc.A:.B]; 2; 0)   );  VLOOKUP([.A114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pig</text:p>
          </table:table-cell>
          <table:table-cell table:formula="of:=VLOOKUP([.C114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115]; [items_equipment.A:.B]; 2; 0);   VLOOKUP([.A115]; [items_misc.A:.B]; 2; 0)   );  VLOOKUP([.A115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pig</text:p>
          </table:table-cell>
          <table:table-cell table:formula="of:=VLOOKUP([.C115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116]; [items_equipment.A:.B]; 2; 0);   VLOOKUP([.A116]; [items_misc.A:.B]; 2; 0)   );  VLOOKUP([.A116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pig</text:p>
          </table:table-cell>
          <table:table-cell table:formula="of:=VLOOKUP([.C116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10" table:formula="of:=IFERROR(  IFERROR(   VLOOKUP([.A117]; [items_equipment.A:.B]; 2; 0);   VLOOKUP([.A117]; [items_misc.A:.B]; 2; 0)   );  VLOOKUP([.A117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pig</text:p>
          </table:table-cell>
          <table:table-cell table:formula="of:=VLOOKUP([.C117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10" table:formula="of:=IFERROR(  IFERROR(   VLOOKUP([.A118]; [items_equipment.A:.B]; 2; 0);   VLOOKUP([.A118]; [items_misc.A:.B]; 2; 0)   );  VLOOKUP([.A118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pig</text:p>
          </table:table-cell>
          <table:table-cell table:formula="of:=VLOOKUP([.C118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10" table:formula="of:=IFERROR(  IFERROR(   VLOOKUP([.A119]; [items_equipment.A:.B]; 2; 0);   VLOOKUP([.A119]; [items_misc.A:.B]; 2; 0)   );  VLOOKUP([.A119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pig</text:p>
          </table:table-cell>
          <table:table-cell table:formula="of:=VLOOKUP([.C119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10" table:formula="of:=IFERROR(  IFERROR(   VLOOKUP([.A120]; [items_equipment.A:.B]; 2; 0);   VLOOKUP([.A120]; [items_misc.A:.B]; 2; 0)   );  VLOOKUP([.A120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pig</text:p>
          </table:table-cell>
          <table:table-cell table:formula="of:=VLOOKUP([.C120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10" table:formula="of:=IFERROR(  IFERROR(   VLOOKUP([.A121]; [items_equipment.A:.B]; 2; 0);   VLOOKUP([.A121]; [items_misc.A:.B]; 2; 0)   );  VLOOKUP([.A121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pig</text:p>
          </table:table-cell>
          <table:table-cell table:formula="of:=VLOOKUP([.C121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122]; [items_equipment.A:.B]; 2; 0);   VLOOKUP([.A122]; [items_misc.A:.B]; 2; 0)   );  VLOOKUP([.A122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pig</text:p>
          </table:table-cell>
          <table:table-cell table:formula="of:=VLOOKUP([.C122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123]; [items_equipment.A:.B]; 2; 0);   VLOOKUP([.A123]; [items_misc.A:.B]; 2; 0)   );  VLOOKUP([.A123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pig</text:p>
          </table:table-cell>
          <table:table-cell table:formula="of:=VLOOKUP([.C123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124]; [items_equipment.A:.B]; 2; 0);   VLOOKUP([.A124]; [items_misc.A:.B]; 2; 0)   );  VLOOKUP([.A124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pig</text:p>
          </table:table-cell>
          <table:table-cell table:formula="of:=VLOOKUP([.C124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125]; [items_equipment.A:.B]; 2; 0);   VLOOKUP([.A125]; [items_misc.A:.B]; 2; 0)   );  VLOOKUP([.A125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pig</text:p>
          </table:table-cell>
          <table:table-cell table:formula="of:=VLOOKUP([.C125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126]; [items_equipment.A:.B]; 2; 0);   VLOOKUP([.A126]; [items_misc.A:.B]; 2; 0)   );  VLOOKUP([.A126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pig</text:p>
          </table:table-cell>
          <table:table-cell table:formula="of:=VLOOKUP([.C126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127]; [items_equipment.A:.B]; 2; 0);   VLOOKUP([.A127]; [items_misc.A:.B]; 2; 0)   );  VLOOKUP([.A127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pig</text:p>
          </table:table-cell>
          <table:table-cell table:formula="of:=VLOOKUP([.C127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128]; [items_equipment.A:.B]; 2; 0);   VLOOKUP([.A128]; [items_misc.A:.B]; 2; 0)   );  VLOOKUP([.A128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pig</text:p>
          </table:table-cell>
          <table:table-cell table:formula="of:=VLOOKUP([.C128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129]; [items_equipment.A:.B]; 2; 0);   VLOOKUP([.A129]; [items_misc.A:.B]; 2; 0)   );  VLOOKUP([.A129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pig</text:p>
          </table:table-cell>
          <table:table-cell table:formula="of:=VLOOKUP([.C129]; [enemies.A:.B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10" table:formula="of:=IFERROR(  IFERROR(   VLOOKUP([.A130]; [items_equipment.A:.B]; 2; 0);   VLOOKUP([.A130]; [items_misc.A:.B]; 2; 0)   );  VLOOKUP([.A130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rat</text:p>
          </table:table-cell>
          <table:table-cell table:formula="of:=VLOOKUP([.C130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131]; [items_equipment.A:.B]; 2; 0);   VLOOKUP([.A131]; [items_misc.A:.B]; 2; 0)   );  VLOOKUP([.A131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rat</text:p>
          </table:table-cell>
          <table:table-cell table:formula="of:=VLOOKUP([.C131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132]; [items_equipment.A:.B]; 2; 0);   VLOOKUP([.A132]; [items_misc.A:.B]; 2; 0)   );  VLOOKUP([.A132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rat</text:p>
          </table:table-cell>
          <table:table-cell table:formula="of:=VLOOKUP([.C132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10" table:formula="of:=IFERROR(  IFERROR(   VLOOKUP([.A133]; [items_equipment.A:.B]; 2; 0);   VLOOKUP([.A133]; [items_misc.A:.B]; 2; 0)   );  VLOOKUP([.A133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rat</text:p>
          </table:table-cell>
          <table:table-cell table:formula="of:=VLOOKUP([.C133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134]; [items_equipment.A:.B]; 2; 0);   VLOOKUP([.A134]; [items_misc.A:.B]; 2; 0)   );  VLOOKUP([.A134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rat</text:p>
          </table:table-cell>
          <table:table-cell table:formula="of:=VLOOKUP([.C134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135]; [items_equipment.A:.B]; 2; 0);   VLOOKUP([.A135]; [items_misc.A:.B]; 2; 0)   );  VLOOKUP([.A135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rat</text:p>
          </table:table-cell>
          <table:table-cell table:formula="of:=VLOOKUP([.C135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136]; [items_equipment.A:.B]; 2; 0);   VLOOKUP([.A136]; [items_misc.A:.B]; 2; 0)   );  VLOOKUP([.A136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rat</text:p>
          </table:table-cell>
          <table:table-cell table:formula="of:=VLOOKUP([.C136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137]; [items_equipment.A:.B]; 2; 0);   VLOOKUP([.A137]; [items_misc.A:.B]; 2; 0)   );  VLOOKUP([.A137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rat</text:p>
          </table:table-cell>
          <table:table-cell table:formula="of:=VLOOKUP([.C137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138]; [items_equipment.A:.B]; 2; 0);   VLOOKUP([.A138]; [items_misc.A:.B]; 2; 0)   );  VLOOKUP([.A138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rat</text:p>
          </table:table-cell>
          <table:table-cell table:formula="of:=VLOOKUP([.C138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139]; [items_equipment.A:.B]; 2; 0);   VLOOKUP([.A139]; [items_misc.A:.B]; 2; 0)   );  VLOOKUP([.A139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rat</text:p>
          </table:table-cell>
          <table:table-cell table:formula="of:=VLOOKUP([.C139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140]; [items_equipment.A:.B]; 2; 0);   VLOOKUP([.A140]; [items_misc.A:.B]; 2; 0)   );  VLOOKUP([.A140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rat</text:p>
          </table:table-cell>
          <table:table-cell table:formula="of:=VLOOKUP([.C140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141]; [items_equipment.A:.B]; 2; 0);   VLOOKUP([.A141]; [items_misc.A:.B]; 2; 0)   );  VLOOKUP([.A141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rat</text:p>
          </table:table-cell>
          <table:table-cell table:formula="of:=VLOOKUP([.C141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142]; [items_equipment.A:.B]; 2; 0);   VLOOKUP([.A142]; [items_misc.A:.B]; 2; 0)   );  VLOOKUP([.A142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rat</text:p>
          </table:table-cell>
          <table:table-cell table:formula="of:=VLOOKUP([.C142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143]; [items_equipment.A:.B]; 2; 0);   VLOOKUP([.A143]; [items_misc.A:.B]; 2; 0)   );  VLOOKUP([.A143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rat</text:p>
          </table:table-cell>
          <table:table-cell table:formula="of:=VLOOKUP([.C143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144]; [items_equipment.A:.B]; 2; 0);   VLOOKUP([.A144]; [items_misc.A:.B]; 2; 0)   );  VLOOKUP([.A144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rat</text:p>
          </table:table-cell>
          <table:table-cell table:formula="of:=VLOOKUP([.C144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145]; [items_equipment.A:.B]; 2; 0);   VLOOKUP([.A145]; [items_misc.A:.B]; 2; 0)   );  VLOOKUP([.A145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rat</text:p>
          </table:table-cell>
          <table:table-cell table:formula="of:=VLOOKUP([.C145]; [enemies.A:.B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146]; [items_equipment.A:.B]; 2; 0);   VLOOKUP([.A146]; [items_misc.A:.B]; 2; 0)   );  VLOOKUP([.A146]; [items_consumable.A:.B]; 2; 0)  )" office:value-type="string" office:string-value="Longsword" calcext:value-type="string">
            <text:p>Longsword</text:p>
          </table:table-cell>
          <table:table-cell office:value-type="string" calcext:value-type="string">
            <text:p>red_cap</text:p>
          </table:table-cell>
          <table:table-cell table:formula="of:=VLOOKUP([.C146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147]; [items_equipment.A:.B]; 2; 0);   VLOOKUP([.A147]; [items_misc.A:.B]; 2; 0)   );  VLOOKUP([.A147]; [items_consumable.A:.B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cap</text:p>
          </table:table-cell>
          <table:table-cell table:formula="of:=VLOOKUP([.C147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148]; [items_equipment.A:.B]; 2; 0);   VLOOKUP([.A148]; [items_misc.A:.B]; 2; 0)   );  VLOOKUP([.A148]; [items_consumable.A:.B]; 2; 0)  )" office:value-type="string" office:string-value="Iron cap" calcext:value-type="string">
            <text:p>Iron cap</text:p>
          </table:table-cell>
          <table:table-cell office:value-type="string" calcext:value-type="string">
            <text:p>red_cap</text:p>
          </table:table-cell>
          <table:table-cell table:formula="of:=VLOOKUP([.C148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149]; [items_equipment.A:.B]; 2; 0);   VLOOKUP([.A149]; [items_misc.A:.B]; 2; 0)   );  VLOOKUP([.A149]; [items_consumable.A:.B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cap</text:p>
          </table:table-cell>
          <table:table-cell table:formula="of:=VLOOKUP([.C149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150]; [items_equipment.A:.B]; 2; 0);   VLOOKUP([.A150]; [items_misc.A:.B]; 2; 0)   );  VLOOKUP([.A150]; [items_consumable.A:.B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cap</text:p>
          </table:table-cell>
          <table:table-cell table:formula="of:=VLOOKUP([.C150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151]; [items_equipment.A:.B]; 2; 0);   VLOOKUP([.A151]; [items_misc.A:.B]; 2; 0)   );  VLOOKUP([.A151]; [items_consumable.A:.B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cap</text:p>
          </table:table-cell>
          <table:table-cell table:formula="of:=VLOOKUP([.C151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152]; [items_equipment.A:.B]; 2; 0);   VLOOKUP([.A152]; [items_misc.A:.B]; 2; 0)   );  VLOOKUP([.A152]; [items_consumable.A:.B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cap</text:p>
          </table:table-cell>
          <table:table-cell table:formula="of:=VLOOKUP([.C152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153]; [items_equipment.A:.B]; 2; 0);   VLOOKUP([.A153]; [items_misc.A:.B]; 2; 0)   );  VLOOKUP([.A153]; [items_consumable.A:.B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cap</text:p>
          </table:table-cell>
          <table:table-cell table:formula="of:=VLOOKUP([.C153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154]; [items_equipment.A:.B]; 2; 0);   VLOOKUP([.A154]; [items_misc.A:.B]; 2; 0)   );  VLOOKUP([.A154]; [items_consumable.A:.B]; 2; 0)  )" office:value-type="string" office:string-value="Wand" calcext:value-type="string">
            <text:p>Wand</text:p>
          </table:table-cell>
          <table:table-cell office:value-type="string" calcext:value-type="string">
            <text:p>red_cap</text:p>
          </table:table-cell>
          <table:table-cell table:formula="of:=VLOOKUP([.C154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155]; [items_equipment.A:.B]; 2; 0);   VLOOKUP([.A155]; [items_misc.A:.B]; 2; 0)   );  VLOOKUP([.A155]; [items_consumable.A:.B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cap</text:p>
          </table:table-cell>
          <table:table-cell table:formula="of:=VLOOKUP([.C155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156]; [items_equipment.A:.B]; 2; 0);   VLOOKUP([.A156]; [items_misc.A:.B]; 2; 0)   );  VLOOKUP([.A156]; [items_consumable.A:.B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cap</text:p>
          </table:table-cell>
          <table:table-cell table:formula="of:=VLOOKUP([.C156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157]; [items_equipment.A:.B]; 2; 0);   VLOOKUP([.A157]; [items_misc.A:.B]; 2; 0)   );  VLOOKUP([.A157]; [items_consumable.A:.B]; 2; 0)  )" office:value-type="string" office:string-value="Book" calcext:value-type="string">
            <text:p>Book</text:p>
          </table:table-cell>
          <table:table-cell office:value-type="string" calcext:value-type="string">
            <text:p>red_cap</text:p>
          </table:table-cell>
          <table:table-cell table:formula="of:=VLOOKUP([.C157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158]; [items_equipment.A:.B]; 2; 0);   VLOOKUP([.A158]; [items_misc.A:.B]; 2; 0)   );  VLOOKUP([.A158]; [items_consumable.A:.B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cap</text:p>
          </table:table-cell>
          <table:table-cell table:formula="of:=VLOOKUP([.C158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159]; [items_equipment.A:.B]; 2; 0);   VLOOKUP([.A159]; [items_misc.A:.B]; 2; 0)   );  VLOOKUP([.A159]; [items_consumable.A:.B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cap</text:p>
          </table:table-cell>
          <table:table-cell table:formula="of:=VLOOKUP([.C159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160]; [items_equipment.A:.B]; 2; 0);   VLOOKUP([.A160]; [items_misc.A:.B]; 2; 0)   );  VLOOKUP([.A160]; [items_consumable.A:.B]; 2; 0)  )" office:value-type="string" office:string-value="Circlet" calcext:value-type="string">
            <text:p>Circlet</text:p>
          </table:table-cell>
          <table:table-cell office:value-type="string" calcext:value-type="string">
            <text:p>red_cap</text:p>
          </table:table-cell>
          <table:table-cell table:formula="of:=VLOOKUP([.C160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161]; [items_equipment.A:.B]; 2; 0);   VLOOKUP([.A161]; [items_misc.A:.B]; 2; 0)   );  VLOOKUP([.A161]; [items_consumable.A:.B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cap</text:p>
          </table:table-cell>
          <table:table-cell table:formula="of:=VLOOKUP([.C161]; [enemies.A:.B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162]; [items_equipment.A:.B]; 2; 0);   VLOOKUP([.A162]; [items_misc.A:.B]; 2; 0)   );  VLOOKUP([.A162]; [items_consumable.A:.B]; 2; 0)  )" office:value-type="string" office:string-value="Longsword" calcext:value-type="string">
            <text:p>Longsword</text:p>
          </table:table-cell>
          <table:table-cell office:value-type="string" calcext:value-type="string">
            <text:p>red_slime</text:p>
          </table:table-cell>
          <table:table-cell table:formula="of:=VLOOKUP([.C162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163]; [items_equipment.A:.B]; 2; 0);   VLOOKUP([.A163]; [items_misc.A:.B]; 2; 0)   );  VLOOKUP([.A163]; [items_consumable.A:.B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slime</text:p>
          </table:table-cell>
          <table:table-cell table:formula="of:=VLOOKUP([.C163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164]; [items_equipment.A:.B]; 2; 0);   VLOOKUP([.A164]; [items_misc.A:.B]; 2; 0)   );  VLOOKUP([.A164]; [items_consumable.A:.B]; 2; 0)  )" office:value-type="string" office:string-value="Iron cap" calcext:value-type="string">
            <text:p>Iron cap</text:p>
          </table:table-cell>
          <table:table-cell office:value-type="string" calcext:value-type="string">
            <text:p>red_slime</text:p>
          </table:table-cell>
          <table:table-cell table:formula="of:=VLOOKUP([.C164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165]; [items_equipment.A:.B]; 2; 0);   VLOOKUP([.A165]; [items_misc.A:.B]; 2; 0)   );  VLOOKUP([.A165]; [items_consumable.A:.B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slime</text:p>
          </table:table-cell>
          <table:table-cell table:formula="of:=VLOOKUP([.C165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166]; [items_equipment.A:.B]; 2; 0);   VLOOKUP([.A166]; [items_misc.A:.B]; 2; 0)   );  VLOOKUP([.A166]; [items_consumable.A:.B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slime</text:p>
          </table:table-cell>
          <table:table-cell table:formula="of:=VLOOKUP([.C166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167]; [items_equipment.A:.B]; 2; 0);   VLOOKUP([.A167]; [items_misc.A:.B]; 2; 0)   );  VLOOKUP([.A167]; [items_consumable.A:.B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slime</text:p>
          </table:table-cell>
          <table:table-cell table:formula="of:=VLOOKUP([.C167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168]; [items_equipment.A:.B]; 2; 0);   VLOOKUP([.A168]; [items_misc.A:.B]; 2; 0)   );  VLOOKUP([.A168]; [items_consumable.A:.B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slime</text:p>
          </table:table-cell>
          <table:table-cell table:formula="of:=VLOOKUP([.C168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169]; [items_equipment.A:.B]; 2; 0);   VLOOKUP([.A169]; [items_misc.A:.B]; 2; 0)   );  VLOOKUP([.A169]; [items_consumable.A:.B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slime</text:p>
          </table:table-cell>
          <table:table-cell table:formula="of:=VLOOKUP([.C169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170]; [items_equipment.A:.B]; 2; 0);   VLOOKUP([.A170]; [items_misc.A:.B]; 2; 0)   );  VLOOKUP([.A170]; [items_consumable.A:.B]; 2; 0)  )" office:value-type="string" office:string-value="Wand" calcext:value-type="string">
            <text:p>Wand</text:p>
          </table:table-cell>
          <table:table-cell office:value-type="string" calcext:value-type="string">
            <text:p>red_slime</text:p>
          </table:table-cell>
          <table:table-cell table:formula="of:=VLOOKUP([.C170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171]; [items_equipment.A:.B]; 2; 0);   VLOOKUP([.A171]; [items_misc.A:.B]; 2; 0)   );  VLOOKUP([.A171]; [items_consumable.A:.B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slime</text:p>
          </table:table-cell>
          <table:table-cell table:formula="of:=VLOOKUP([.C171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172]; [items_equipment.A:.B]; 2; 0);   VLOOKUP([.A172]; [items_misc.A:.B]; 2; 0)   );  VLOOKUP([.A172]; [items_consumable.A:.B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slime</text:p>
          </table:table-cell>
          <table:table-cell table:formula="of:=VLOOKUP([.C172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173]; [items_equipment.A:.B]; 2; 0);   VLOOKUP([.A173]; [items_misc.A:.B]; 2; 0)   );  VLOOKUP([.A173]; [items_consumable.A:.B]; 2; 0)  )" office:value-type="string" office:string-value="Book" calcext:value-type="string">
            <text:p>Book</text:p>
          </table:table-cell>
          <table:table-cell office:value-type="string" calcext:value-type="string">
            <text:p>red_slime</text:p>
          </table:table-cell>
          <table:table-cell table:formula="of:=VLOOKUP([.C173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174]; [items_equipment.A:.B]; 2; 0);   VLOOKUP([.A174]; [items_misc.A:.B]; 2; 0)   );  VLOOKUP([.A174]; [items_consumable.A:.B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slime</text:p>
          </table:table-cell>
          <table:table-cell table:formula="of:=VLOOKUP([.C174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175]; [items_equipment.A:.B]; 2; 0);   VLOOKUP([.A175]; [items_misc.A:.B]; 2; 0)   );  VLOOKUP([.A175]; [items_consumable.A:.B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slime</text:p>
          </table:table-cell>
          <table:table-cell table:formula="of:=VLOOKUP([.C175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176]; [items_equipment.A:.B]; 2; 0);   VLOOKUP([.A176]; [items_misc.A:.B]; 2; 0)   );  VLOOKUP([.A176]; [items_consumable.A:.B]; 2; 0)  )" office:value-type="string" office:string-value="Circlet" calcext:value-type="string">
            <text:p>Circlet</text:p>
          </table:table-cell>
          <table:table-cell office:value-type="string" calcext:value-type="string">
            <text:p>red_slime</text:p>
          </table:table-cell>
          <table:table-cell table:formula="of:=VLOOKUP([.C176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177]; [items_equipment.A:.B]; 2; 0);   VLOOKUP([.A177]; [items_misc.A:.B]; 2; 0)   );  VLOOKUP([.A177]; [items_consumable.A:.B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slime</text:p>
          </table:table-cell>
          <table:table-cell table:formula="of:=VLOOKUP([.C177]; [enemies.A:.B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10" table:formula="of:=IFERROR(  IFERROR(   VLOOKUP([.A178]; [items_equipment.A:.B]; 2; 0);   VLOOKUP([.A178]; [items_misc.A:.B]; 2; 0)   );  VLOOKUP([.A178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hroom</text:p>
          </table:table-cell>
          <table:table-cell table:formula="of:=VLOOKUP([.C178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179]; [items_equipment.A:.B]; 2; 0);   VLOOKUP([.A179]; [items_misc.A:.B]; 2; 0)   );  VLOOKUP([.A179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shroom</text:p>
          </table:table-cell>
          <table:table-cell table:formula="of:=VLOOKUP([.C179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180]; [items_equipment.A:.B]; 2; 0);   VLOOKUP([.A180]; [items_misc.A:.B]; 2; 0)   );  VLOOKUP([.A180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hroom</text:p>
          </table:table-cell>
          <table:table-cell table:formula="of:=VLOOKUP([.C180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10" table:formula="of:=IFERROR(  IFERROR(   VLOOKUP([.A181]; [items_equipment.A:.B]; 2; 0);   VLOOKUP([.A181]; [items_misc.A:.B]; 2; 0)   );  VLOOKUP([.A181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shroom</text:p>
          </table:table-cell>
          <table:table-cell table:formula="of:=VLOOKUP([.C181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182]; [items_equipment.A:.B]; 2; 0);   VLOOKUP([.A182]; [items_misc.A:.B]; 2; 0)   );  VLOOKUP([.A182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hroom</text:p>
          </table:table-cell>
          <table:table-cell table:formula="of:=VLOOKUP([.C182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183]; [items_equipment.A:.B]; 2; 0);   VLOOKUP([.A183]; [items_misc.A:.B]; 2; 0)   );  VLOOKUP([.A183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shroom</text:p>
          </table:table-cell>
          <table:table-cell table:formula="of:=VLOOKUP([.C183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184]; [items_equipment.A:.B]; 2; 0);   VLOOKUP([.A184]; [items_misc.A:.B]; 2; 0)   );  VLOOKUP([.A184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shroom</text:p>
          </table:table-cell>
          <table:table-cell table:formula="of:=VLOOKUP([.C184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185]; [items_equipment.A:.B]; 2; 0);   VLOOKUP([.A185]; [items_misc.A:.B]; 2; 0)   );  VLOOKUP([.A185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shroom</text:p>
          </table:table-cell>
          <table:table-cell table:formula="of:=VLOOKUP([.C185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186]; [items_equipment.A:.B]; 2; 0);   VLOOKUP([.A186]; [items_misc.A:.B]; 2; 0)   );  VLOOKUP([.A186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shroom</text:p>
          </table:table-cell>
          <table:table-cell table:formula="of:=VLOOKUP([.C186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187]; [items_equipment.A:.B]; 2; 0);   VLOOKUP([.A187]; [items_misc.A:.B]; 2; 0)   );  VLOOKUP([.A187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shroom</text:p>
          </table:table-cell>
          <table:table-cell table:formula="of:=VLOOKUP([.C187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188]; [items_equipment.A:.B]; 2; 0);   VLOOKUP([.A188]; [items_misc.A:.B]; 2; 0)   );  VLOOKUP([.A188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hroom</text:p>
          </table:table-cell>
          <table:table-cell table:formula="of:=VLOOKUP([.C188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189]; [items_equipment.A:.B]; 2; 0);   VLOOKUP([.A189]; [items_misc.A:.B]; 2; 0)   );  VLOOKUP([.A189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shroom</text:p>
          </table:table-cell>
          <table:table-cell table:formula="of:=VLOOKUP([.C189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190]; [items_equipment.A:.B]; 2; 0);   VLOOKUP([.A190]; [items_misc.A:.B]; 2; 0)   );  VLOOKUP([.A190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hroom</text:p>
          </table:table-cell>
          <table:table-cell table:formula="of:=VLOOKUP([.C190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191]; [items_equipment.A:.B]; 2; 0);   VLOOKUP([.A191]; [items_misc.A:.B]; 2; 0)   );  VLOOKUP([.A191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shroom</text:p>
          </table:table-cell>
          <table:table-cell table:formula="of:=VLOOKUP([.C191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192]; [items_equipment.A:.B]; 2; 0);   VLOOKUP([.A192]; [items_misc.A:.B]; 2; 0)   );  VLOOKUP([.A192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shroom</text:p>
          </table:table-cell>
          <table:table-cell table:formula="of:=VLOOKUP([.C192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193]; [items_equipment.A:.B]; 2; 0);   VLOOKUP([.A193]; [items_misc.A:.B]; 2; 0)   );  VLOOKUP([.A193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hroom</text:p>
          </table:table-cell>
          <table:table-cell table:formula="of:=VLOOKUP([.C193]; [enemies.A:.B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10" table:formula="of:=IFERROR(  IFERROR(   VLOOKUP([.A194]; [items_equipment.A:.B]; 2; 0);   VLOOKUP([.A194]; [items_misc.A:.B]; 2; 0)   );  VLOOKUP([.A194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nail</text:p>
          </table:table-cell>
          <table:table-cell table:formula="of:=VLOOKUP([.C194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195]; [items_equipment.A:.B]; 2; 0);   VLOOKUP([.A195]; [items_misc.A:.B]; 2; 0)   );  VLOOKUP([.A195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snail</text:p>
          </table:table-cell>
          <table:table-cell table:formula="of:=VLOOKUP([.C195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196]; [items_equipment.A:.B]; 2; 0);   VLOOKUP([.A196]; [items_misc.A:.B]; 2; 0)   );  VLOOKUP([.A196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nail</text:p>
          </table:table-cell>
          <table:table-cell table:formula="of:=VLOOKUP([.C196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10" table:formula="of:=IFERROR(  IFERROR(   VLOOKUP([.A197]; [items_equipment.A:.B]; 2; 0);   VLOOKUP([.A197]; [items_misc.A:.B]; 2; 0)   );  VLOOKUP([.A197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snail</text:p>
          </table:table-cell>
          <table:table-cell table:formula="of:=VLOOKUP([.C197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198]; [items_equipment.A:.B]; 2; 0);   VLOOKUP([.A198]; [items_misc.A:.B]; 2; 0)   );  VLOOKUP([.A198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nail</text:p>
          </table:table-cell>
          <table:table-cell table:formula="of:=VLOOKUP([.C198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199]; [items_equipment.A:.B]; 2; 0);   VLOOKUP([.A199]; [items_misc.A:.B]; 2; 0)   );  VLOOKUP([.A199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snail</text:p>
          </table:table-cell>
          <table:table-cell table:formula="of:=VLOOKUP([.C199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200]; [items_equipment.A:.B]; 2; 0);   VLOOKUP([.A200]; [items_misc.A:.B]; 2; 0)   );  VLOOKUP([.A200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snail</text:p>
          </table:table-cell>
          <table:table-cell table:formula="of:=VLOOKUP([.C200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201]; [items_equipment.A:.B]; 2; 0);   VLOOKUP([.A201]; [items_misc.A:.B]; 2; 0)   );  VLOOKUP([.A201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snail</text:p>
          </table:table-cell>
          <table:table-cell table:formula="of:=VLOOKUP([.C201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202]; [items_equipment.A:.B]; 2; 0);   VLOOKUP([.A202]; [items_misc.A:.B]; 2; 0)   );  VLOOKUP([.A202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snail</text:p>
          </table:table-cell>
          <table:table-cell table:formula="of:=VLOOKUP([.C202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203]; [items_equipment.A:.B]; 2; 0);   VLOOKUP([.A203]; [items_misc.A:.B]; 2; 0)   );  VLOOKUP([.A203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snail</text:p>
          </table:table-cell>
          <table:table-cell table:formula="of:=VLOOKUP([.C203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204]; [items_equipment.A:.B]; 2; 0);   VLOOKUP([.A204]; [items_misc.A:.B]; 2; 0)   );  VLOOKUP([.A204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nail</text:p>
          </table:table-cell>
          <table:table-cell table:formula="of:=VLOOKUP([.C204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205]; [items_equipment.A:.B]; 2; 0);   VLOOKUP([.A205]; [items_misc.A:.B]; 2; 0)   );  VLOOKUP([.A205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snail</text:p>
          </table:table-cell>
          <table:table-cell table:formula="of:=VLOOKUP([.C205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206]; [items_equipment.A:.B]; 2; 0);   VLOOKUP([.A206]; [items_misc.A:.B]; 2; 0)   );  VLOOKUP([.A206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nail</text:p>
          </table:table-cell>
          <table:table-cell table:formula="of:=VLOOKUP([.C206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207]; [items_equipment.A:.B]; 2; 0);   VLOOKUP([.A207]; [items_misc.A:.B]; 2; 0)   );  VLOOKUP([.A207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snail</text:p>
          </table:table-cell>
          <table:table-cell table:formula="of:=VLOOKUP([.C207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208]; [items_equipment.A:.B]; 2; 0);   VLOOKUP([.A208]; [items_misc.A:.B]; 2; 0)   );  VLOOKUP([.A208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snail</text:p>
          </table:table-cell>
          <table:table-cell table:formula="of:=VLOOKUP([.C208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209]; [items_equipment.A:.B]; 2; 0);   VLOOKUP([.A209]; [items_misc.A:.B]; 2; 0)   );  VLOOKUP([.A209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nail</text:p>
          </table:table-cell>
          <table:table-cell table:formula="of:=VLOOKUP([.C209]; [enemies.A:.B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10" table:formula="of:=IFERROR(  IFERROR(   VLOOKUP([.A210]; [items_equipment.A:.B]; 2; 0);   VLOOKUP([.A210]; [items_misc.A:.B]; 2; 0)   );  VLOOKUP([.A210]; [items_consumable.A:.B]; 2; 0)  )" office:value-type="string" office:string-value="Cloth shirt" calcext:value-type="string">
            <text:p>Cloth shirt</text:p>
          </table:table-cell>
          <table:table-cell office:value-type="string" calcext:value-type="string">
            <text:p>spider</text:p>
          </table:table-cell>
          <table:table-cell table:formula="of:=VLOOKUP([.C210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211]; [items_equipment.A:.B]; 2; 0);   VLOOKUP([.A211]; [items_misc.A:.B]; 2; 0)   );  VLOOKUP([.A211]; [items_consumable.A:.B]; 2; 0)  )" office:value-type="string" office:string-value="Cloth hood" calcext:value-type="string">
            <text:p>Cloth hood</text:p>
          </table:table-cell>
          <table:table-cell office:value-type="string" calcext:value-type="string">
            <text:p>spider</text:p>
          </table:table-cell>
          <table:table-cell table:formula="of:=VLOOKUP([.C211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212]; [items_equipment.A:.B]; 2; 0);   VLOOKUP([.A212]; [items_misc.A:.B]; 2; 0)   );  VLOOKUP([.A212]; [items_consumable.A:.B]; 2; 0)  )" office:value-type="string" office:string-value="Dagger" calcext:value-type="string">
            <text:p>Dagger</text:p>
          </table:table-cell>
          <table:table-cell office:value-type="string" calcext:value-type="string">
            <text:p>spider</text:p>
          </table:table-cell>
          <table:table-cell table:formula="of:=VLOOKUP([.C212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10" table:formula="of:=IFERROR(  IFERROR(   VLOOKUP([.A213]; [items_equipment.A:.B]; 2; 0);   VLOOKUP([.A213]; [items_misc.A:.B]; 2; 0)   );  VLOOKUP([.A213]; [items_consumable.A:.B]; 2; 0)  )" office:value-type="string" office:string-value="Knife" calcext:value-type="string">
            <text:p>Knife</text:p>
          </table:table-cell>
          <table:table-cell office:value-type="string" calcext:value-type="string">
            <text:p>spider</text:p>
          </table:table-cell>
          <table:table-cell table:formula="of:=VLOOKUP([.C213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10" table:formula="of:=IFERROR(  IFERROR(   VLOOKUP([.A214]; [items_equipment.A:.B]; 2; 0);   VLOOKUP([.A214]; [items_misc.A:.B]; 2; 0)   );  VLOOKUP([.A214]; [items_consumable.A:.B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spider</text:p>
          </table:table-cell>
          <table:table-cell table:formula="of:=VLOOKUP([.C214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10" table:formula="of:=IFERROR(  IFERROR(   VLOOKUP([.A215]; [items_equipment.A:.B]; 2; 0);   VLOOKUP([.A215]; [items_misc.A:.B]; 2; 0)   );  VLOOKUP([.A215]; [items_consumable.A:.B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spider</text:p>
          </table:table-cell>
          <table:table-cell table:formula="of:=VLOOKUP([.C215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10" table:formula="of:=IFERROR(  IFERROR(   VLOOKUP([.A216]; [items_equipment.A:.B]; 2; 0);   VLOOKUP([.A216]; [items_misc.A:.B]; 2; 0)   );  VLOOKUP([.A216]; [items_consumable.A:.B]; 2; 0)  )" office:value-type="string" office:string-value="Shield" calcext:value-type="string">
            <text:p>Shield</text:p>
          </table:table-cell>
          <table:table-cell office:value-type="string" calcext:value-type="string">
            <text:p>spider</text:p>
          </table:table-cell>
          <table:table-cell table:formula="of:=VLOOKUP([.C216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10" table:formula="of:=IFERROR(  IFERROR(   VLOOKUP([.A217]; [items_equipment.A:.B]; 2; 0);   VLOOKUP([.A217]; [items_misc.A:.B]; 2; 0)   );  VLOOKUP([.A217]; [items_consumable.A:.B]; 2; 0)  )" office:value-type="string" office:string-value="Spear" calcext:value-type="string">
            <text:p>Spear</text:p>
          </table:table-cell>
          <table:table-cell office:value-type="string" calcext:value-type="string">
            <text:p>spider</text:p>
          </table:table-cell>
          <table:table-cell table:formula="of:=VLOOKUP([.C217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218]; [items_equipment.A:.B]; 2; 0);   VLOOKUP([.A218]; [items_misc.A:.B]; 2; 0)   );  VLOOKUP([.A218]; [items_consumable.A:.B]; 2; 0)  )" office:value-type="string" office:string-value="Fine robe" calcext:value-type="string">
            <text:p>Fine robe</text:p>
          </table:table-cell>
          <table:table-cell office:value-type="string" calcext:value-type="string">
            <text:p>spider</text:p>
          </table:table-cell>
          <table:table-cell table:formula="of:=VLOOKUP([.C218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219]; [items_equipment.A:.B]; 2; 0);   VLOOKUP([.A219]; [items_misc.A:.B]; 2; 0)   );  VLOOKUP([.A219]; [items_consumable.A:.B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spider</text:p>
          </table:table-cell>
          <table:table-cell table:formula="of:=VLOOKUP([.C219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220]; [items_equipment.A:.B]; 2; 0);   VLOOKUP([.A220]; [items_misc.A:.B]; 2; 0)   );  VLOOKUP([.A220]; [items_consumable.A:.B]; 2; 0)  )" office:value-type="string" office:string-value="Notebook" calcext:value-type="string">
            <text:p>Notebook</text:p>
          </table:table-cell>
          <table:table-cell office:value-type="string" calcext:value-type="string">
            <text:p>spider</text:p>
          </table:table-cell>
          <table:table-cell table:formula="of:=VLOOKUP([.C220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221]; [items_equipment.A:.B]; 2; 0);   VLOOKUP([.A221]; [items_misc.A:.B]; 2; 0)   );  VLOOKUP([.A221]; [items_consumable.A:.B]; 2; 0)  )" office:value-type="string" office:string-value="Simple wand" calcext:value-type="string">
            <text:p>Simple wand</text:p>
          </table:table-cell>
          <table:table-cell office:value-type="string" calcext:value-type="string">
            <text:p>spider</text:p>
          </table:table-cell>
          <table:table-cell table:formula="of:=VLOOKUP([.C221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222]; [items_equipment.A:.B]; 2; 0);   VLOOKUP([.A222]; [items_misc.A:.B]; 2; 0)   );  VLOOKUP([.A222]; [items_consumable.A:.B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spider</text:p>
          </table:table-cell>
          <table:table-cell table:formula="of:=VLOOKUP([.C222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223]; [items_equipment.A:.B]; 2; 0);   VLOOKUP([.A223]; [items_misc.A:.B]; 2; 0)   );  VLOOKUP([.A223]; [items_consumable.A:.B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spider</text:p>
          </table:table-cell>
          <table:table-cell table:formula="of:=VLOOKUP([.C223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224]; [items_equipment.A:.B]; 2; 0);   VLOOKUP([.A224]; [items_misc.A:.B]; 2; 0)   );  VLOOKUP([.A224]; [items_consumable.A:.B]; 2; 0)  )" office:value-type="string" office:string-value="Sigil" calcext:value-type="string">
            <text:p>Sigil</text:p>
          </table:table-cell>
          <table:table-cell office:value-type="string" calcext:value-type="string">
            <text:p>spider</text:p>
          </table:table-cell>
          <table:table-cell table:formula="of:=VLOOKUP([.C224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225]; [items_equipment.A:.B]; 2; 0);   VLOOKUP([.A225]; [items_misc.A:.B]; 2; 0)   );  VLOOKUP([.A225]; [items_consumable.A:.B]; 2; 0)  )" office:value-type="string" office:string-value="Holy emblem" calcext:value-type="string">
            <text:p>Holy emblem</text:p>
          </table:table-cell>
          <table:table-cell office:value-type="string" calcext:value-type="string">
            <text:p>spider</text:p>
          </table:table-cell>
          <table:table-cell table:formula="of:=VLOOKUP([.C225]; [enemies.A:.B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226]; [items_equipment.A:.B]; 2; 0);   VLOOKUP([.A226]; [items_misc.A:.B]; 2; 0)   );  VLOOKUP([.A226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pore</text:p>
          </table:table-cell>
          <table:table-cell table:formula="of:=VLOOKUP([.C226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227]; [items_equipment.A:.B]; 2; 0);   VLOOKUP([.A227]; [items_misc.A:.B]; 2; 0)   );  VLOOKUP([.A227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spore</text:p>
          </table:table-cell>
          <table:table-cell table:formula="of:=VLOOKUP([.C227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228]; [items_equipment.A:.B]; 2; 0);   VLOOKUP([.A228]; [items_misc.A:.B]; 2; 0)   );  VLOOKUP([.A228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spore</text:p>
          </table:table-cell>
          <table:table-cell table:formula="of:=VLOOKUP([.C228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229]; [items_equipment.A:.B]; 2; 0);   VLOOKUP([.A229]; [items_misc.A:.B]; 2; 0)   );  VLOOKUP([.A229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spore</text:p>
          </table:table-cell>
          <table:table-cell table:formula="of:=VLOOKUP([.C229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230]; [items_equipment.A:.B]; 2; 0);   VLOOKUP([.A230]; [items_misc.A:.B]; 2; 0)   );  VLOOKUP([.A230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spore</text:p>
          </table:table-cell>
          <table:table-cell table:formula="of:=VLOOKUP([.C230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231]; [items_equipment.A:.B]; 2; 0);   VLOOKUP([.A231]; [items_misc.A:.B]; 2; 0)   );  VLOOKUP([.A231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spore</text:p>
          </table:table-cell>
          <table:table-cell table:formula="of:=VLOOKUP([.C231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232]; [items_equipment.A:.B]; 2; 0);   VLOOKUP([.A232]; [items_misc.A:.B]; 2; 0)   );  VLOOKUP([.A232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pore</text:p>
          </table:table-cell>
          <table:table-cell table:formula="of:=VLOOKUP([.C232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233]; [items_equipment.A:.B]; 2; 0);   VLOOKUP([.A233]; [items_misc.A:.B]; 2; 0)   );  VLOOKUP([.A233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spore</text:p>
          </table:table-cell>
          <table:table-cell table:formula="of:=VLOOKUP([.C233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234]; [items_equipment.A:.B]; 2; 0);   VLOOKUP([.A234]; [items_misc.A:.B]; 2; 0)   );  VLOOKUP([.A234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pore</text:p>
          </table:table-cell>
          <table:table-cell table:formula="of:=VLOOKUP([.C234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235]; [items_equipment.A:.B]; 2; 0);   VLOOKUP([.A235]; [items_misc.A:.B]; 2; 0)   );  VLOOKUP([.A235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spore</text:p>
          </table:table-cell>
          <table:table-cell table:formula="of:=VLOOKUP([.C235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236]; [items_equipment.A:.B]; 2; 0);   VLOOKUP([.A236]; [items_misc.A:.B]; 2; 0)   );  VLOOKUP([.A236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spore</text:p>
          </table:table-cell>
          <table:table-cell table:formula="of:=VLOOKUP([.C236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237]; [items_equipment.A:.B]; 2; 0);   VLOOKUP([.A237]; [items_misc.A:.B]; 2; 0)   );  VLOOKUP([.A237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pore</text:p>
          </table:table-cell>
          <table:table-cell table:formula="of:=VLOOKUP([.C237]; [enemies.A:.B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10" table:formula="of:=IFERROR(  IFERROR(   VLOOKUP([.A238]; [items_equipment.A:.B]; 2; 0);   VLOOKUP([.A238]; [items_misc.A:.B]; 2; 0)   );  VLOOKUP([.A238]; [items_consumable.A:.B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thief</text:p>
          </table:table-cell>
          <table:table-cell table:formula="of:=VLOOKUP([.C238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10" table:formula="of:=IFERROR(  IFERROR(   VLOOKUP([.A239]; [items_equipment.A:.B]; 2; 0);   VLOOKUP([.A239]; [items_misc.A:.B]; 2; 0)   );  VLOOKUP([.A239]; [items_consumable.A:.B]; 2; 0)  )" office:value-type="string" office:string-value="Rogue hood" calcext:value-type="string">
            <text:p>Rogue hood</text:p>
          </table:table-cell>
          <table:table-cell office:value-type="string" calcext:value-type="string">
            <text:p>thief</text:p>
          </table:table-cell>
          <table:table-cell table:formula="of:=VLOOKUP([.C239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10" table:formula="of:=IFERROR(  IFERROR(   VLOOKUP([.A240]; [items_equipment.A:.B]; 2; 0);   VLOOKUP([.A240]; [items_misc.A:.B]; 2; 0)   );  VLOOKUP([.A240]; [items_consumable.A:.B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thief</text:p>
          </table:table-cell>
          <table:table-cell table:formula="of:=VLOOKUP([.C240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10" table:formula="of:=IFERROR(  IFERROR(   VLOOKUP([.A241]; [items_equipment.A:.B]; 2; 0);   VLOOKUP([.A241]; [items_misc.A:.B]; 2; 0)   );  VLOOKUP([.A241]; [items_consumable.A:.B]; 2; 0)  )" office:value-type="string" office:string-value="Rogue knife" calcext:value-type="string">
            <text:p>Rogue knife</text:p>
          </table:table-cell>
          <table:table-cell office:value-type="string" calcext:value-type="string">
            <text:p>thief</text:p>
          </table:table-cell>
          <table:table-cell table:formula="of:=VLOOKUP([.C241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10" table:formula="of:=IFERROR(  IFERROR(   VLOOKUP([.A242]; [items_equipment.A:.B]; 2; 0);   VLOOKUP([.A242]; [items_misc.A:.B]; 2; 0)   );  VLOOKUP([.A242]; [items_consumable.A:.B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thief</text:p>
          </table:table-cell>
          <table:table-cell table:formula="of:=VLOOKUP([.C242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10" table:formula="of:=IFERROR(  IFERROR(   VLOOKUP([.A243]; [items_equipment.A:.B]; 2; 0);   VLOOKUP([.A243]; [items_misc.A:.B]; 2; 0)   );  VLOOKUP([.A243]; [items_consumable.A:.B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thief</text:p>
          </table:table-cell>
          <table:table-cell table:formula="of:=VLOOKUP([.C243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10" table:formula="of:=IFERROR(  IFERROR(   VLOOKUP([.A244]; [items_equipment.A:.B]; 2; 0);   VLOOKUP([.A244]; [items_misc.A:.B]; 2; 0)   );  VLOOKUP([.A244]; [items_consumable.A:.B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thief</text:p>
          </table:table-cell>
          <table:table-cell table:formula="of:=VLOOKUP([.C244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10" table:formula="of:=IFERROR(  IFERROR(   VLOOKUP([.A245]; [items_equipment.A:.B]; 2; 0);   VLOOKUP([.A245]; [items_misc.A:.B]; 2; 0)   );  VLOOKUP([.A245]; [items_consumable.A:.B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thief</text:p>
          </table:table-cell>
          <table:table-cell table:formula="of:=VLOOKUP([.C245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10" table:formula="of:=IFERROR(  IFERROR(   VLOOKUP([.A246]; [items_equipment.A:.B]; 2; 0);   VLOOKUP([.A246]; [items_misc.A:.B]; 2; 0)   );  VLOOKUP([.A246]; [items_consumable.A:.B]; 2; 0)  )" office:value-type="string" office:string-value="Mage robe" calcext:value-type="string">
            <text:p>Mage robe</text:p>
          </table:table-cell>
          <table:table-cell office:value-type="string" calcext:value-type="string">
            <text:p>thief</text:p>
          </table:table-cell>
          <table:table-cell table:formula="of:=VLOOKUP([.C246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10" table:formula="of:=IFERROR(  IFERROR(   VLOOKUP([.A247]; [items_equipment.A:.B]; 2; 0);   VLOOKUP([.A247]; [items_misc.A:.B]; 2; 0)   );  VLOOKUP([.A247]; [items_consumable.A:.B]; 2; 0)  )" office:value-type="string" office:string-value="Mage hat" calcext:value-type="string">
            <text:p>Mage hat</text:p>
          </table:table-cell>
          <table:table-cell office:value-type="string" calcext:value-type="string">
            <text:p>thief</text:p>
          </table:table-cell>
          <table:table-cell table:formula="of:=VLOOKUP([.C247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10" table:formula="of:=IFERROR(  IFERROR(   VLOOKUP([.A248]; [items_equipment.A:.B]; 2; 0);   VLOOKUP([.A248]; [items_misc.A:.B]; 2; 0)   );  VLOOKUP([.A248]; [items_consumable.A:.B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thief</text:p>
          </table:table-cell>
          <table:table-cell table:formula="of:=VLOOKUP([.C248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10" table:formula="of:=IFERROR(  IFERROR(   VLOOKUP([.A249]; [items_equipment.A:.B]; 2; 0);   VLOOKUP([.A249]; [items_misc.A:.B]; 2; 0)   );  VLOOKUP([.A249]; [items_consumable.A:.B]; 2; 0)  )" office:value-type="string" office:string-value="Mage wand" calcext:value-type="string">
            <text:p>Mage wand</text:p>
          </table:table-cell>
          <table:table-cell office:value-type="string" calcext:value-type="string">
            <text:p>thief</text:p>
          </table:table-cell>
          <table:table-cell table:formula="of:=VLOOKUP([.C249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10" table:formula="of:=IFERROR(  IFERROR(   VLOOKUP([.A250]; [items_equipment.A:.B]; 2; 0);   VLOOKUP([.A250]; [items_misc.A:.B]; 2; 0)   );  VLOOKUP([.A250]; [items_consumable.A:.B]; 2; 0)  )" office:value-type="string" office:string-value="White cloak" calcext:value-type="string">
            <text:p>White cloak</text:p>
          </table:table-cell>
          <table:table-cell office:value-type="string" calcext:value-type="string">
            <text:p>thief</text:p>
          </table:table-cell>
          <table:table-cell table:formula="of:=VLOOKUP([.C250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10" table:formula="of:=IFERROR(  IFERROR(   VLOOKUP([.A251]; [items_equipment.A:.B]; 2; 0);   VLOOKUP([.A251]; [items_misc.A:.B]; 2; 0)   );  VLOOKUP([.A251]; [items_consumable.A:.B]; 2; 0)  )" office:value-type="string" office:string-value="Mitre" calcext:value-type="string">
            <text:p>Mitre</text:p>
          </table:table-cell>
          <table:table-cell office:value-type="string" calcext:value-type="string">
            <text:p>thief</text:p>
          </table:table-cell>
          <table:table-cell table:formula="of:=VLOOKUP([.C251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10" table:formula="of:=IFERROR(  IFERROR(   VLOOKUP([.A252]; [items_equipment.A:.B]; 2; 0);   VLOOKUP([.A252]; [items_misc.A:.B]; 2; 0)   );  VLOOKUP([.A252]; [items_consumable.A:.B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thief</text:p>
          </table:table-cell>
          <table:table-cell table:formula="of:=VLOOKUP([.C252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10" table:formula="of:=IFERROR(  IFERROR(   VLOOKUP([.A253]; [items_equipment.A:.B]; 2; 0);   VLOOKUP([.A253]; [items_misc.A:.B]; 2; 0)   );  VLOOKUP([.A253]; [items_consumable.A:.B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thief</text:p>
          </table:table-cell>
          <table:table-cell table:formula="of:=VLOOKUP([.C253]; [enemies.A:.B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utorial_paper_2</text:p>
          </table:table-cell>
          <table:table-cell table:style-name="ce10" table:formula="of:=IFERROR(  IFERROR(   VLOOKUP([.A254]; [items_equipment.A:.B]; 2; 0);   VLOOKUP([.A254]; [items_misc.A:.B]; 2; 0)   );  VLOOKUP([.A254]; [items_consumable.A:.B]; 2; 0)  )" office:value-type="string" office:string-value="Another piece of paper" calcext:value-type="string">
            <text:p>Another piece of paper</text:p>
          </table:table-cell>
          <table:table-cell office:value-type="string" calcext:value-type="string">
            <text:p>tutorial_enemy_1</text:p>
          </table:table-cell>
          <table:table-cell table:formula="of:=VLOOKUP([.C254]; [enemies.A:.B]; 2; 0)" office:value-type="string" office:string-value="Tiny shroom" calcext:value-type="string">
            <text:p>Tiny shroom</text:p>
          </table:table-cell>
          <table:table-cell table:style-name="ce11" office:value-type="float" office:value="1" calcext:value-type="float">
            <text:p>1.0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10" table:formula="of:=IFERROR(  IFERROR(   VLOOKUP([.A255]; [items_equipment.A:.B]; 2; 0);   VLOOKUP([.A255]; [items_misc.A:.B]; 2; 0)   );  VLOOKUP([.A255]; [items_consumable.A:.B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wood_stump</text:p>
          </table:table-cell>
          <table:table-cell table:formula="of:=VLOOKUP([.C255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256]; [items_equipment.A:.B]; 2; 0);   VLOOKUP([.A256]; [items_misc.A:.B]; 2; 0)   );  VLOOKUP([.A256]; [items_consumable.A:.B]; 2; 0)  )" office:value-type="string" office:string-value="Ragged hood" calcext:value-type="string">
            <text:p>Ragged hood</text:p>
          </table:table-cell>
          <table:table-cell office:value-type="string" calcext:value-type="string">
            <text:p>wood_stump</text:p>
          </table:table-cell>
          <table:table-cell table:formula="of:=VLOOKUP([.C256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257]; [items_equipment.A:.B]; 2; 0);   VLOOKUP([.A257]; [items_misc.A:.B]; 2; 0)   );  VLOOKUP([.A257]; [items_consumable.A:.B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wood_stump</text:p>
          </table:table-cell>
          <table:table-cell table:formula="of:=VLOOKUP([.C257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10" table:formula="of:=IFERROR(  IFERROR(   VLOOKUP([.A258]; [items_equipment.A:.B]; 2; 0);   VLOOKUP([.A258]; [items_misc.A:.B]; 2; 0)   );  VLOOKUP([.A258]; [items_consumable.A:.B]; 2; 0)  )" office:value-type="string" office:string-value="Dirk" calcext:value-type="string">
            <text:p>Dirk</text:p>
          </table:table-cell>
          <table:table-cell office:value-type="string" calcext:value-type="string">
            <text:p>wood_stump</text:p>
          </table:table-cell>
          <table:table-cell table:formula="of:=VLOOKUP([.C258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259]; [items_equipment.A:.B]; 2; 0);   VLOOKUP([.A259]; [items_misc.A:.B]; 2; 0)   );  VLOOKUP([.A259]; [items_consumable.A:.B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wood_stump</text:p>
          </table:table-cell>
          <table:table-cell table:formula="of:=VLOOKUP([.C259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260]; [items_equipment.A:.B]; 2; 0);   VLOOKUP([.A260]; [items_misc.A:.B]; 2; 0)   );  VLOOKUP([.A260]; [items_consumable.A:.B]; 2; 0)  )" office:value-type="string" office:string-value="Leather hat" calcext:value-type="string">
            <text:p>Leather hat</text:p>
          </table:table-cell>
          <table:table-cell office:value-type="string" calcext:value-type="string">
            <text:p>wood_stump</text:p>
          </table:table-cell>
          <table:table-cell table:formula="of:=VLOOKUP([.C260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261]; [items_equipment.A:.B]; 2; 0);   VLOOKUP([.A261]; [items_misc.A:.B]; 2; 0)   );  VLOOKUP([.A261]; [items_consumable.A:.B]; 2; 0)  )" office:value-type="string" office:string-value="Wood shield" calcext:value-type="string">
            <text:p>Wood shield</text:p>
          </table:table-cell>
          <table:table-cell office:value-type="string" calcext:value-type="string">
            <text:p>wood_stump</text:p>
          </table:table-cell>
          <table:table-cell table:formula="of:=VLOOKUP([.C261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262]; [items_equipment.A:.B]; 2; 0);   VLOOKUP([.A262]; [items_misc.A:.B]; 2; 0)   );  VLOOKUP([.A262]; [items_consumable.A:.B]; 2; 0)  )" office:value-type="string" office:string-value="Pitchfork" calcext:value-type="string">
            <text:p>Pitchfork</text:p>
          </table:table-cell>
          <table:table-cell office:value-type="string" calcext:value-type="string">
            <text:p>wood_stump</text:p>
          </table:table-cell>
          <table:table-cell table:formula="of:=VLOOKUP([.C262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263]; [items_equipment.A:.B]; 2; 0);   VLOOKUP([.A263]; [items_misc.A:.B]; 2; 0)   );  VLOOKUP([.A263]; [items_consumable.A:.B]; 2; 0)  )" office:value-type="string" office:string-value="Robe" calcext:value-type="string">
            <text:p>Robe</text:p>
          </table:table-cell>
          <table:table-cell office:value-type="string" calcext:value-type="string">
            <text:p>wood_stump</text:p>
          </table:table-cell>
          <table:table-cell table:formula="of:=VLOOKUP([.C263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264]; [items_equipment.A:.B]; 2; 0);   VLOOKUP([.A264]; [items_misc.A:.B]; 2; 0)   );  VLOOKUP([.A264]; [items_consumable.A:.B]; 2; 0)  )" office:value-type="string" office:string-value="Pointy hat" calcext:value-type="string">
            <text:p>Pointy hat</text:p>
          </table:table-cell>
          <table:table-cell office:value-type="string" calcext:value-type="string">
            <text:p>wood_stump</text:p>
          </table:table-cell>
          <table:table-cell table:formula="of:=VLOOKUP([.C264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265]; [items_equipment.A:.B]; 2; 0);   VLOOKUP([.A265]; [items_misc.A:.B]; 2; 0)   );  VLOOKUP([.A265]; [items_consumable.A:.B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wood_stump</text:p>
          </table:table-cell>
          <table:table-cell table:formula="of:=VLOOKUP([.C265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266]; [items_equipment.A:.B]; 2; 0);   VLOOKUP([.A266]; [items_misc.A:.B]; 2; 0)   );  VLOOKUP([.A266]; [items_consumable.A:.B]; 2; 0)  )" office:value-type="string" office:string-value="Stick" calcext:value-type="string">
            <text:p>Stick</text:p>
          </table:table-cell>
          <table:table-cell office:value-type="string" calcext:value-type="string">
            <text:p>wood_stump</text:p>
          </table:table-cell>
          <table:table-cell table:formula="of:=VLOOKUP([.C266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267]; [items_equipment.A:.B]; 2; 0);   VLOOKUP([.A267]; [items_misc.A:.B]; 2; 0)   );  VLOOKUP([.A267]; [items_consumable.A:.B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wood_stump</text:p>
          </table:table-cell>
          <table:table-cell table:formula="of:=VLOOKUP([.C267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268]; [items_equipment.A:.B]; 2; 0);   VLOOKUP([.A268]; [items_misc.A:.B]; 2; 0)   );  VLOOKUP([.A268]; [items_consumable.A:.B]; 2; 0)  )" office:value-type="string" office:string-value="Bald cap" calcext:value-type="string">
            <text:p>Bald cap</text:p>
          </table:table-cell>
          <table:table-cell office:value-type="string" calcext:value-type="string">
            <text:p>wood_stump</text:p>
          </table:table-cell>
          <table:table-cell table:formula="of:=VLOOKUP([.C268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269]; [items_equipment.A:.B]; 2; 0);   VLOOKUP([.A269]; [items_misc.A:.B]; 2; 0)   );  VLOOKUP([.A269]; [items_consumable.A:.B]; 2; 0)  )" office:value-type="string" office:string-value="Tiny bell" calcext:value-type="string">
            <text:p>Tiny bell</text:p>
          </table:table-cell>
          <table:table-cell office:value-type="string" calcext:value-type="string">
            <text:p>wood_stump</text:p>
          </table:table-cell>
          <table:table-cell table:formula="of:=VLOOKUP([.C269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270]; [items_equipment.A:.B]; 2; 0);   VLOOKUP([.A270]; [items_misc.A:.B]; 2; 0)   );  VLOOKUP([.A270]; [items_consumable.A:.B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wood_stump</text:p>
          </table:table-cell>
          <table:table-cell table:formula="of:=VLOOKUP([.C270]; [enemies.A:.B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.10</text:p>
          </table:table-cell>
          <table:table-cell table:number-columns-repeated="1019"/>
        </table:table-row>
        <table:table-row table:style-name="ro1" table:number-rows-repeated="12">
          <table:table-cell table:style-name="Default" table:number-columns-repeated="6"/>
          <table:table-cell table:number-columns-repeated="1018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" table:style-name="ta1">
        <table:table-column table:style-name="co34" table:default-cell-style-name="ce9"/>
        <table:table-column table:style-name="co33" table:default-cell-style-name="ce9"/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39" table:default-cell-style-name="ce9"/>
        <table:table-column table:style-name="co40" table:default-cell-style-name="ce9"/>
        <table:table-column table:style-name="co41" table:default-cell-style-name="ce9"/>
        <table:table-column table:style-name="co42" table:default-cell-style-name="ce9"/>
        <table:table-column table:style-name="co43" table:default-cell-style-name="ce9"/>
        <table:table-column table:style-name="co44" table:default-cell-style-name="ce9"/>
        <table:table-column table:style-name="co45" table:default-cell-style-name="ce9"/>
        <table:table-column table:style-name="co22" table:number-columns-repeated="1011" table:default-cell-style-name="ce9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utorial_enemy_1</text:p>
          </table:table-cell>
          <table:table-cell office:value-type="string" calcext:value-type="string">
            <text:p>Tiny 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tiny orange mushroom. How cute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hroom</text:p>
          </table:table-cell>
          <table:table-cell office:value-type="string" calcext:value-type="string">
            <text:p>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tiny orange mushroom. How cute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small stinky rat. Ew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ball of fluff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od_stump</text:p>
          </table:table-cell>
          <table:table-cell office:value-type="string" calcext:value-type="string">
            <text:p>Wood Stump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moving table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nail</text:p>
          </table:table-cell>
          <table:table-cell office:value-type="string" calcext:value-type="string">
            <text:p>Sn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slow moving hou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ange mushroom</text:p>
          </table:table-cell>
          <table:table-cell office:value-type="string" calcext:value-type="string">
            <text:p>Orange Mushroo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 larger orange mushroom, this one is feisty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een_slime</text:p>
          </table:table-cell>
          <table:table-cell office:value-type="string" calcext:value-type="string">
            <text:p>Green Slim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 small glob of goo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ider</text:p>
          </table:table-cell>
          <table:table-cell office:value-type="string" calcext:value-type="string">
            <text:p>Spid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 eight eyed, eight legged creature. What more to say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ndering_rock</text:p>
          </table:table-cell>
          <table:table-cell office:value-type="string" calcext:value-type="string">
            <text:p>Wandering Rock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 pile of rocks seemingly glued together. Wait its moving?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Pig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 pink rotunt dog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ue mushroom</text:p>
          </table:table-cell>
          <table:table-cell office:value-type="string" calcext:value-type="string">
            <text:p>Blue Mushroom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 bulky blue mushroom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ctopus</text:p>
          </table:table-cell>
          <table:table-cell office:value-type="string" calcext:value-type="string">
            <text:p>Octopu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 big slimy floating octopus, atleast you are 50% certain its not a behold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ue_slime</text:p>
          </table:table-cell>
          <table:table-cell office:value-type="string" calcext:value-type="string">
            <text:p>Blue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 slimy blue glob stinks of sewag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d_slime</text:p>
          </table:table-cell>
          <table:table-cell office:value-type="string" calcext:value-type="string">
            <text:p>Red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 red glob of heat. Is it on fire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d_cap</text:p>
          </table:table-cell>
          <table:table-cell office:value-type="string" calcext:value-type="string">
            <text:p>Red Cap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s this a reskin of orange mushroom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il_eye</text:p>
          </table:table-cell>
          <table:table-cell office:value-type="string" calcext:value-type="string">
            <text:p>Evil Ey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 one eyed snake with two arm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 ragged man with a dull knif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rned_mushroom</text:p>
          </table:table-cell>
          <table:table-cell office:value-type="string" calcext:value-type="string">
            <text:p>Horned Mushroo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 big mushroom with spiky horns growing out of its blue cap.</text:p>
          </table:table-cell>
          <table:table-cell table:number-columns-repeated="101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_skills" table:style-name="ta1">
        <table:table-column table:style-name="co33" table:number-columns-repeated="2" table:default-cell-style-name="ce9"/>
        <table:table-column table:style-name="co46" table:number-columns-repeated="2" table:default-cell-style-name="ce9"/>
        <table:table-column table:style-name="co22" table:number-columns-repeated="1020" table:default-cell-style-name="ce9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pract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room</text:p>
          </table:table-cell>
          <table:table-cell table:formula="of:=VLOOKUP([.A2]; [enemies.A:.B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2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3]; [enemies.A:.B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3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e</text:p>
          </table:table-cell>
          <table:table-cell table:formula="of:=VLOOKUP([.A4]; [enemies.A:.B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4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5]; [enemies.A:.B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5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ail</text:p>
          </table:table-cell>
          <table:table-cell table:formula="of:=VLOOKUP([.A6]; [enemies.A:.B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6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nge mushroom</text:p>
          </table:table-cell>
          <table:table-cell table:formula="of:=VLOOKUP([.A7]; [enemies.A:.B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7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8]; [enemies.A:.B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8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der</text:p>
          </table:table-cell>
          <table:table-cell table:formula="of:=VLOOKUP([.A9]; [enemies.A:.B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9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ndering_rock</text:p>
          </table:table-cell>
          <table:table-cell table:formula="of:=VLOOKUP([.A10]; [enemies.A:.B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0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g</text:p>
          </table:table-cell>
          <table:table-cell table:formula="of:=VLOOKUP([.A11]; [enemies.A:.B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11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torial_enemy_1</text:p>
          </table:table-cell>
          <table:table-cell table:formula="of:=VLOOKUP([.A12]; [enemies.A:.B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2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 mushroom</text:p>
          </table:table-cell>
          <table:table-cell table:formula="of:=VLOOKUP([.A13]; [enemies.A:.B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13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topus</text:p>
          </table:table-cell>
          <table:table-cell table:formula="of:=VLOOKUP([.A14]; [enemies.A:.B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14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_slime</text:p>
          </table:table-cell>
          <table:table-cell table:formula="of:=VLOOKUP([.A15]; [enemies.A:.B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15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_slime</text:p>
          </table:table-cell>
          <table:table-cell table:formula="of:=VLOOKUP([.A16]; [enemies.A:.B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6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_cap</text:p>
          </table:table-cell>
          <table:table-cell table:formula="of:=VLOOKUP([.A17]; [enemies.A:.B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7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il_eye</text:p>
          </table:table-cell>
          <table:table-cell table:formula="of:=VLOOKUP([.A18]; [enemies.A:.B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18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ef</text:p>
          </table:table-cell>
          <table:table-cell table:formula="of:=VLOOKUP([.A19]; [enemies.A:.B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9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rned_mushroom</text:p>
          </table:table-cell>
          <table:table-cell table:formula="of:=VLOOKUP([.A20]; [enemies.A:.B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20]; [skills.A:.B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 table:number-rows-repeated="16">
          <table:table-cell table:style-name="Default" table:number-columns-repeated="7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_combat_loop" table:style-name="ta1">
        <office:forms form:automatic-focus="false" form:apply-design-mode="false"/>
        <table:table-column table:style-name="co33" table:number-columns-repeated="2" table:default-cell-style-name="ce9"/>
        <table:table-column table:style-name="co47" table:default-cell-style-name="ce9"/>
        <table:table-column table:style-name="co46" table:default-cell-style-name="ce9"/>
        <table:table-column table:style-name="co22" table:number-columns-repeated="1020" table:default-cell-style-name="ce9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or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 mushroom</text:p>
          </table:table-cell>
          <table:table-cell table:formula="of:=VLOOKUP([.A2]; [enemies.A:.B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2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_slime</text:p>
          </table:table-cell>
          <table:table-cell table:formula="of:=VLOOKUP([.A3]; [enemies.A:.B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3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l_eye</text:p>
          </table:table-cell>
          <table:table-cell table:formula="of:=VLOOKUP([.A4]; [enemies.A:.B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4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5]; [enemies.A:.B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5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ned_mushroom</text:p>
          </table:table-cell>
          <table:table-cell table:formula="of:=VLOOKUP([.A6]; [enemies.A:.B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6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topus</text:p>
          </table:table-cell>
          <table:table-cell table:formula="of:=VLOOKUP([.A7]; [enemies.A:.B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7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nge mushroom</text:p>
          </table:table-cell>
          <table:table-cell table:formula="of:=VLOOKUP([.A8]; [enemies.A:.B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8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g</text:p>
          </table:table-cell>
          <table:table-cell table:formula="of:=VLOOKUP([.A9]; [enemies.A:.B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9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10]; [enemies.A:.B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10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_cap</text:p>
          </table:table-cell>
          <table:table-cell table:formula="of:=VLOOKUP([.A11]; [enemies.A:.B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1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_slime</text:p>
          </table:table-cell>
          <table:table-cell table:formula="of:=VLOOKUP([.A12]; [enemies.A:.B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2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room</text:p>
          </table:table-cell>
          <table:table-cell table:formula="of:=VLOOKUP([.A13]; [enemies.A:.B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13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ail</text:p>
          </table:table-cell>
          <table:table-cell table:formula="of:=VLOOKUP([.A14]; [enemies.A:.B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14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der</text:p>
          </table:table-cell>
          <table:table-cell table:formula="of:=VLOOKUP([.A15]; [enemies.A:.B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15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re</text:p>
          </table:table-cell>
          <table:table-cell table:formula="of:=VLOOKUP([.A16]; [enemies.A:.B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16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ief</text:p>
          </table:table-cell>
          <table:table-cell table:formula="of:=VLOOKUP([.A17]; [enemies.A:.B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7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_enemy_1</text:p>
          </table:table-cell>
          <table:table-cell table:formula="of:=VLOOKUP([.A18]; [enemies.A:.B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8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ndering_rock</text:p>
          </table:table-cell>
          <table:table-cell table:formula="of:=VLOOKUP([.A19]; [enemies.A:.B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9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20]; [enemies.A:.B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20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21]; [enemies.A:.B]; 2; 0)" office:value-type="string" office:string-value="Rat" calcext:value-type="string">
            <text:p>Rat</text:p>
          </table:table-cell>
          <table:table-cell office:value-type="string" calcext:value-type="string">
            <text:p>magic missile</text:p>
          </table:table-cell>
          <table:table-cell table:formula="of:=VLOOKUP([.C21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EHT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22]; [enemies.A:.B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22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23]; [enemies.A:.B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23]; [skills.A:.B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5"/>
        </table:table-row>
        <table:table-row table:style-name="ro1" table:number-rows-repeated="21">
          <table:table-cell table:style-name="Default" table:number-columns-repeated="9"/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s" table:style-name="ta1">
        <table:table-column table:style-name="co25" table:default-cell-style-name="ce9"/>
        <table:table-column table:style-name="co26" table:default-cell-style-name="ce9"/>
        <table:table-column table:style-name="co48" table:default-cell-style-name="ce9"/>
        <table:table-column table:style-name="co22" table:number-columns-repeated="3" table:default-cell-style-name="ce9"/>
        <table:table-column table:style-name="co49" table:default-cell-style-name="ce9"/>
        <table:table-column table:style-name="co50" table:default-cell-style-name="ce9"/>
        <table:table-column table:style-name="co51" table:default-cell-style-name="ce9"/>
        <table:table-column table:style-name="co22" table:default-cell-style-name="ce9"/>
        <table:table-column table:style-name="co52" table:default-cell-style-name="ce9"/>
        <table:table-column table:style-name="co22" table:number-columns-repeated="1013" table:default-cell-style-name="ce9"/>
        <table:table-row table:style-name="ro1">
          <table:table-cell office:value-type="string" calcext:value-type="string">
            <text:p>skill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ript_to_run</text:p>
          </table:table-cell>
          <table:table-cell office:value-type="string" calcext:value-type="string">
            <text:p>target_self_is_valid</text:p>
          </table:table-cell>
          <table:table-cell office:value-type="string" calcext:value-type="string">
            <text:p>target_others_is_valid</text:p>
          </table:table-cell>
          <table:table-cell office:value-type="string" calcext:value-type="string">
            <text:p>must_be_fighting</text:p>
          </table:table-cell>
          <table:table-cell office:value-type="string" calcext:value-type="string">
            <text:p>can_be_practiced</text:p>
          </table:table-cell>
          <table:table-cell office:value-type="string" calcext:value-type="string">
            <text:p>level_req</text:p>
          </table:table-cell>
          <table:table-cell table:style-name="Default" office:value-type="string" calcext:value-type="string">
            <text:p>use_perspectives</text:p>
          </table:table-cell>
          <table:table-cell table:style-name="Default" office:value-type="string" calcext:value-type="string">
            <text:p>FOUND</text:p>
          </table:table-cell>
          <table:table-cell office:value-type="string" calcext:value-type="string">
            <text:p>descrip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wing</text:p>
          </table:table-cell>
          <table:table-cell table:number-columns-repeated="2"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wing</text:p>
          </table:table-cell>
          <table:table-cell table:style-name="Default" table:formula="of:=VLOOKUP([.I2]; [use_perspectives.A:.B]; 2; 0)" office:value-type="string" office:string-value="use_swing" calcext:value-type="string">
            <text:p>use_swing</text:p>
          </table:table-cell>
          <table:table-cell office:value-type="string" calcext:value-type="string">
            <text:p>Swing at your target dealing physical damage. </text:p>
            <text:p>Damage equals whichever stat is highest between Grit and Flow. </text:p>
            <text:p>Amplified by DMG-AMP.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ethereal</text:p>
          </table:table-cell>
          <table:table-cell office:value-type="string" calcext:value-type="string">
            <text:p>Become Ethereal</text:p>
          </table:table-cell>
          <table:table-cell office:value-type="string" calcext:value-type="string">
            <text:p>BecomeEthe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ethereal</text:p>
          </table:table-cell>
          <table:table-cell table:style-name="Default" table:formula="of:=VLOOKUP([.I3]; [use_perspectives.A:.B]; 2; 0)" office:value-type="string" office:string-value="use_ethereal" calcext:value-type="string">
            <text:p>use_ethereal</text:p>
          </table:table-cell>
          <table:table-cell office:value-type="string" calcext:value-type="string">
            <text:p>Become ethereal for DURATION turns. </text:p>
            <text:p>Receive no physical damage. </text:p>
            <text:p>Amplify all magical damage by DMG-AMP.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ure light wounds</text:p>
          </table:table-cell>
          <table:table-cell office:value-type="string" calcext:value-type="string">
            <text:p>Cure Light Wounds</text:p>
          </table:table-cell>
          <table:table-cell office:value-type="string" calcext:value-type="string">
            <text:p>CureLightWou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cure light wounds</text:p>
          </table:table-cell>
          <table:table-cell table:style-name="Default" table:formula="of:=VLOOKUP([.I4]; [use_perspectives.A:.B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Heal your target for 10 HP </text:p>
            <text:p>+ Soul Amplified by DMG-AMP.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bash</text:p>
          </table:table-cell>
          <table:table-cell table:number-columns-repeated="2" office:value-type="string" calcext:value-type="string">
            <text:p>Bash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bash</text:p>
          </table:table-cell>
          <table:table-cell table:style-name="Default" table:formula="of:=VLOOKUP([.I5]; [use_perspectives.A:.B]; 2; 0)" office:value-type="string" office:string-value="use_bash" calcext:value-type="string">
            <text:p>use_bash</text:p>
          </table:table-cell>
          <table:table-cell office:value-type="string" calcext:value-type="string">
            <text:p>Swing at your target.</text:p>
            <text:p>If damage is dealt:</text:p>
            <text:p>Stun them for DURATION turns.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double whack</text:p>
          </table:table-cell>
          <table:table-cell office:value-type="string" calcext:value-type="string">
            <text:p>Double Whack</text:p>
          </table:table-cell>
          <table:table-cell office:value-type="string" calcext:value-type="string">
            <text:p>DoubleWhac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ouble whack</text:p>
          </table:table-cell>
          <table:table-cell table:style-name="Default" table:formula="of:=VLOOKUP([.I6]; [use_perspectives.A:.B]; 2; 0)" office:value-type="string" office:string-value="use_double_whack" calcext:value-type="string">
            <text:p>use_double_whack</text:p>
          </table:table-cell>
          <table:table-cell office:value-type="string" calcext:value-type="string">
            <text:p>Swiftly land two attacks.</text:p>
            <text:p>Dealing physical damage amplified by DMG-AMP.</text:p>
            <text:p>Hit chance on the second attack is 45% always.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mite</text:p>
          </table:table-cell>
          <table:table-cell table:number-columns-repeated="2" office:value-type="string" calcext:value-type="string">
            <text:p>Smit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mite</text:p>
          </table:table-cell>
          <table:table-cell table:style-name="Default" table:formula="of:=VLOOKUP([.I7]; [use_perspectives.A:.B]; 2; 0)" office:value-type="string" office:string-value="use_smite" calcext:value-type="string">
            <text:p>use_smite</text:p>
          </table:table-cell>
          <table:table-cell office:value-type="string" calcext:value-type="string">
            <text:p>Smite your target.</text:p>
            <text:p>Dealing pure damage amplified by DMG-AMP.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ge armor</text:p>
          </table:table-cell>
          <table:table-cell office:value-type="string" calcext:value-type="string">
            <text:p>Mage Armor</text:p>
          </table:table-cell>
          <table:table-cell office:value-type="string" calcext:value-type="string">
            <text:p>MageArm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mage armor</text:p>
          </table:table-cell>
          <table:table-cell table:style-name="Default" table:formula="of:=VLOOKUP([.I8]; [use_perspectives.A:.B]; 2; 0)" office:value-type="string" office:string-value="use_mage_armor" calcext:value-type="string">
            <text:p>use_mage_armor</text:p>
          </table:table-cell>
          <table:table-cell office:value-type="string" calcext:value-type="string">
            <text:p>Infuse yourself with magicka.     </text:p>
            <text:p>Convert DMG-AMP damage received to magicka drain.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gic missile</text:p>
          </table:table-cell>
          <table:table-cell office:value-type="string" calcext:value-type="string">
            <text:p>Magic Missile</text:p>
          </table:table-cell>
          <table:table-cell office:value-type="string" calcext:value-type="string">
            <text:p>MagicMissil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magic missile</text:p>
          </table:table-cell>
          <table:table-cell table:style-name="Default" table:formula="of:=VLOOKUP([.I9]; [use_perspectives.A:.B]; 2; 0)" office:value-type="string" office:string-value="use_magic_missile" calcext:value-type="string">
            <text:p>use_magic_missile</text:p>
          </table:table-cell>
          <table:table-cell office:value-type="string" calcext:value-type="string">
            <text:p>Fire a magic missile whick always hits.     </text:p>
            <text:p>Deal magical damage amplified by DMG-AMP.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Nudge</text:p>
          </table:table-cell>
          <table:table-cell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nudge</text:p>
          </table:table-cell>
          <table:table-cell table:style-name="Default" table:formula="of:=VLOOKUP([.I10]; [use_perspectives.A:.B]; 2; 0)" office:value-type="string" office:string-value="use_nudge" calcext:value-type="string">
            <text:p>use_nudge</text:p>
          </table:table-cell>
          <table:table-cell office:value-type="string" calcext:value-type="string">
            <text:p>The monster variant of a swing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en_hp30</text:p>
          </table:table-cell>
          <table:table-cell table:number-columns-repeated="2" office:value-type="string" calcext:value-type="string">
            <text:p>RegenH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style-name="Default" table:formula="of:=VLOOKUP([.I11]; [use_perspectives.A:.B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Health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en_mp30</text:p>
          </table:table-cell>
          <table:table-cell table:number-columns-repeated="2" office:value-type="string" calcext:value-type="string">
            <text:p>RegenM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style-name="Default" table:formula="of:=VLOOKUP([.I12]; [use_perspectives.A:.B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Magicka.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 table:number-rows-repeated="34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script_values" table:style-name="ta1">
        <office:forms form:automatic-focus="false" form:apply-design-mode="false"/>
        <table:table-column table:style-name="co25" table:default-cell-style-name="ce9"/>
        <table:table-column table:style-name="co26" table:default-cell-style-name="ce9"/>
        <table:table-column table:style-name="co22" table:number-columns-repeated="7" table:default-cell-style-name="ce9"/>
        <table:table-column table:style-name="co22" table:default-cell-style-name="ce10"/>
        <table:table-column table:style-name="co22" table:number-columns-repeated="1014" table:default-cell-style-name="ce9"/>
        <table:table-row table:style-name="ro1"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value_name</text:p>
          </table:table-cell>
          <table:table-cell office:value-type="string" calcext:value-type="string">
            <text:p>value0</text:p>
          </table:table-cell>
          <table:table-cell office:value-type="string" calcext:value-type="string">
            <text:p>value1</text:p>
          </table:table-cell>
          <table:table-cell office:value-type="string" calcext:value-type="string">
            <text:p>value2</text:p>
          </table:table-cell>
          <table:table-cell office:value-type="string" calcext:value-type="string">
            <text:p>value3</text:p>
          </table:table-cell>
          <table:table-cell office:value-type="string" calcext:value-type="string">
            <text:p>value4</text:p>
          </table:table-cell>
          <table:table-cell office:value-type="string" calcext:value-type="string">
            <text:p>value5</text:p>
          </table:table-cell>
          <table:table-cell table:style-name="ce9" office:value-type="string" calcext:value-type="string">
            <text:p>value6</text:p>
          </table:table-cell>
          <table:table-cell office:value-type="string" calcext:value-type="string">
            <text:p>value7</text:p>
          </table:table-cell>
          <table:table-cell office:value-type="string" calcext:value-type="string">
            <text:p>value8</text:p>
          </table:table-cell>
          <table:table-cell office:value-type="string" calcext:value-type="string">
            <text:p>value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2]; [skills.A:.B]; 2; 0)" office:value-type="string" office:string-value="Bash" calcext:value-type="string">
            <text:p>Bash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3]; [skills.A:.B]; 2; 0)" office:value-type="string" office:string-value="Bash" calcext:value-type="string">
            <text:p>Bash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4]; [skills.A:.B]; 2; 0)" office:value-type="string" office:string-value="Bash" calcext:value-type="string">
            <text:p>Bash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9" calcext:value-type="float">
            <text:p>0.90</text:p>
          </table:table-cell>
          <table:table-cell table:style-name="ce11" office:value-type="float" office:value="1" calcext:value-type="float">
            <text:p>1.0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5]; [skills.A:.B]; 2; 0)" office:value-type="string" office:string-value="Bash" calcext:value-type="string">
            <text:p>Bash</text:p>
          </table:table-cell>
          <table:table-cell office:value-type="string" calcext:value-type="string">
            <text:p>du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6]; [skills.A:.B]; 2; 0)" office:value-type="string" office:string-value="Bash" calcext:value-type="string">
            <text:p>Bash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7]; [skills.A:.B]; 2; 0)" office:value-type="string" office:string-value="Bash" calcext:value-type="string">
            <text:p>Bash</text:p>
          </table:table-cell>
          <table:table-cell office:value-type="string" calcext:value-type="string">
            <text:p>mp_cos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8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9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0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1.5" calcext:value-type="float">
            <text:p>1.50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2.5" calcext:value-type="float">
            <text:p>2.50</text:p>
          </table:table-cell>
          <table:table-cell table:style-name="ce11" office:value-type="float" office:value="3" calcext:value-type="float">
            <text:p>3.0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1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2]; [skills.A:.B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mp_cos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3]; [skills.A:.B]; 2; 0)" office:value-type="string" office:string-value="Double Whack" calcext:value-type="string">
            <text:p>Double Whack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4]; [skills.A:.B]; 2; 0)" office:value-type="string" office:string-value="Double Whack" calcext:value-type="string">
            <text:p>Double Whack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9" calcext:value-type="float">
            <text:p>0.90</text:p>
          </table:table-cell>
          <table:table-cell table:style-name="ce11" office:value-type="float" office:value="1" calcext:value-type="float">
            <text:p>1.0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5]; [skills.A:.B]; 2; 0)" office:value-type="string" office:string-value="Double Whack" calcext:value-type="string">
            <text:p>Double Whack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6]; [skills.A:.B]; 2; 0)" office:value-type="string" office:string-value="Double Whack" calcext:value-type="string">
            <text:p>Double Whack</text:p>
          </table:table-cell>
          <table:table-cell office:value-type="string" calcext:value-type="string">
            <text:p>mp_cos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7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8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9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3" calcext:value-type="float">
            <text:p>3.00</text:p>
          </table:table-cell>
          <table:table-cell table:style-name="ce11" office:value-type="float" office:value="2.5" calcext:value-type="float">
            <text:p>2.50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1.5" calcext:value-type="float">
            <text:p>1.5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0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1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mp_cos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2]; [skills.A:.B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uratio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3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9" calcext:value-type="float">
            <text:p>0.90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4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cooldow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5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5" calcext:value-type="float">
            <text:p>0.50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6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dura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7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8]; [skills.A:.B]; 2; 0)" office:value-type="string" office:string-value="Mage Armor" calcext:value-type="string">
            <text:p>Mage Armor</text:p>
          </table:table-cell>
          <table:table-cell office:value-type="string" calcext:value-type="string">
            <text:p>mp_cost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29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hance</text:p>
          </table:table-cell>
          <table:table-cell table:number-columns-repeated="4" table:style-name="ce11" office:value-type="float" office:value="1" calcext:value-type="float">
            <text:p>1.0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0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1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1.1" calcext:value-type="float">
            <text:p>1.10</text:p>
          </table:table-cell>
          <table:table-cell table:style-name="ce11" office:value-type="float" office:value="1.2" calcext:value-type="float">
            <text:p>1.20</text:p>
          </table:table-cell>
          <table:table-cell table:style-name="ce11" office:value-type="float" office:value="1.3" calcext:value-type="float">
            <text:p>1.30</text:p>
          </table:table-cell>
          <table:table-cell table:style-name="ce11" office:value-type="float" office:value="1.5" calcext:value-type="float">
            <text:p>1.5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2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3]; [skills.A:.B]; 2; 0)" office:value-type="string" office:string-value="Magic Missile" calcext:value-type="string">
            <text:p>Magic Missile</text:p>
          </table:table-cell>
          <table:table-cell office:value-type="string" calcext:value-type="string">
            <text:p>mp_cos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4]; [skills.A:.B]; 2; 0)" office:value-type="string" office:string-value="Nudge" calcext:value-type="string">
            <text:p>Nudge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85" calcext:value-type="float">
            <text:p>0.85</text:p>
          </table:table-cell>
          <table:table-cell table:number-columns-repeated="2" table:style-name="ce11" office:value-type="float" office:value="0.9" calcext:value-type="float">
            <text:p>0.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5]; [skills.A:.B]; 2; 0)" office:value-type="string" office:string-value="Nudge" calcext:value-type="string">
            <text:p>Nudg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6]; [skills.A:.B]; 2; 0)" office:value-type="string" office:string-value="Nudge" calcext:value-type="string">
            <text:p>Nudge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9" calcext:value-type="float">
            <text:p>0.90</text:p>
          </table:table-cell>
          <table:table-cell table:style-name="ce11" office:value-type="float" office:value="1" calcext:value-type="float">
            <text:p>1.00</text:p>
          </table:table-cell>
          <table:table-cell table:style-name="ce11" office:value-type="float" office:value="1.2" calcext:value-type="float">
            <text:p>1.20</text:p>
          </table:table-cell>
          <table:table-cell table:style-name="ce11" office:value-type="float" office:value="1.5" calcext:value-type="float">
            <text:p>1.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7]; [skills.A:.B]; 2; 0)" office:value-type="string" office:string-value="Nudge" calcext:value-type="string">
            <text:p>Nudge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8]; [skills.A:.B]; 2; 0)" office:value-type="string" office:string-value="RegenHP30" calcext:value-type="string">
            <text:p>RegenHP30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1" calcext:value-type="float">
            <text:p>1.00</text:p>
          </table:table-cell>
          <table:table-cell table:style-name="ce1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9]; [skills.A:.B]; 2; 0)" office:value-type="string" office:string-value="RegenHP30" calcext:value-type="string">
            <text:p>RegenHP30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40]; [skills.A:.B]; 2; 0)" office:value-type="string" office:string-value="RegenHP30" calcext:value-type="string">
            <text:p>RegenHP30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1]; [skills.A:.B]; 2; 0)" office:value-type="string" office:string-value="RegenMP30" calcext:value-type="string">
            <text:p>RegenMP30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1" calcext:value-type="float">
            <text:p>1.00</text:p>
          </table:table-cell>
          <table:table-cell table:style-name="ce1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2]; [skills.A:.B]; 2; 0)" office:value-type="string" office:string-value="RegenMP30" calcext:value-type="string">
            <text:p>RegenMP30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3]; [skills.A:.B]; 2; 0)" office:value-type="string" office:string-value="RegenMP30" calcext:value-type="string">
            <text:p>RegenMP30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4]; [skills.A:.B]; 2; 0)" office:value-type="string" office:string-value="Smite" calcext:value-type="string">
            <text:p>Smite</text:p>
          </table:table-cell>
          <table:table-cell office:value-type="string" calcext:value-type="string">
            <text:p>chance</text:p>
          </table:table-cell>
          <table:table-cell table:number-columns-repeated="2" table:style-name="ce11" office:value-type="float" office:value="0.75" calcext:value-type="float">
            <text:p>0.75</text:p>
          </table:table-cell>
          <table:table-cell table:number-columns-repeated="2" table:style-name="ce11" office:value-type="float" office:value="0.8" calcext:value-type="float">
            <text:p>0.80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office:value-type="float" office:value="0.9" calcext:value-type="float">
            <text:p>0.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5]; [skills.A:.B]; 2; 0)" office:value-type="string" office:string-value="Smite" calcext:value-type="string">
            <text:p>Smit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6]; [skills.A:.B]; 2; 0)" office:value-type="string" office:string-value="Smite" calcext:value-type="string">
            <text:p>Smite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9" calcext:value-type="float">
            <text:p>0.90</text:p>
          </table:table-cell>
          <table:table-cell table:style-name="ce11" office:value-type="float" office:value="1" calcext:value-type="float">
            <text:p>1.00</text:p>
          </table:table-cell>
          <table:table-cell table:style-name="ce11" office:value-type="float" office:value="1.2" calcext:value-type="float">
            <text:p>1.20</text:p>
          </table:table-cell>
          <table:table-cell table:style-name="ce11" office:value-type="float" office:value="14" calcext:value-type="float">
            <text:p>1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7]; [skills.A:.B]; 2; 0)" office:value-type="string" office:string-value="Smite" calcext:value-type="string">
            <text:p>Smite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8]; [skills.A:.B]; 2; 0)" office:value-type="string" office:string-value="Smite" calcext:value-type="string">
            <text:p>Smite</text:p>
          </table:table-cell>
          <table:table-cell office:value-type="string" calcext:value-type="string">
            <text:p>mp_cos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49]; [skills.A:.B]; 2; 0)" office:value-type="string" office:string-value="Swing" calcext:value-type="string">
            <text:p>Swing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85" calcext:value-type="float">
            <text:p>0.85</text:p>
          </table:table-cell>
          <table:table-cell table:number-columns-repeated="2" table:style-name="ce11" office:value-type="float" office:value="0.9" calcext:value-type="float">
            <text:p>0.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0]; [skills.A:.B]; 2; 0)" office:value-type="string" office:string-value="Swing" calcext:value-type="string">
            <text:p>Swing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1]; [skills.A:.B]; 2; 0)" office:value-type="string" office:string-value="Swing" calcext:value-type="string">
            <text:p>Swing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.70</text:p>
          </table:table-cell>
          <table:table-cell table:style-name="ce11" office:value-type="float" office:value="0.8" calcext:value-type="float">
            <text:p>0.80</text:p>
          </table:table-cell>
          <table:table-cell table:style-name="ce11" office:value-type="float" office:value="0.9" calcext:value-type="float">
            <text:p>0.90</text:p>
          </table:table-cell>
          <table:table-cell table:style-name="ce11" office:value-type="float" office:value="1" calcext:value-type="float">
            <text:p>1.00</text:p>
          </table:table-cell>
          <table:table-cell table:style-name="ce11" office:value-type="float" office:value="1.2" calcext:value-type="float">
            <text:p>1.20</text:p>
          </table:table-cell>
          <table:table-cell table:style-name="ce11" office:value-type="float" office:value="1.5" calcext:value-type="float">
            <text:p>1.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2]; [skills.A:.B]; 2; 0)" office:value-type="string" office:string-value="Swing" calcext:value-type="string">
            <text:p>Swing</text:p>
          </table:table-cell>
          <table:table-cell office:value-type="string" calcext:value-type="string">
            <text:p>leve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_perspectives" table:style-name="ta1">
        <table:table-column table:style-name="co53" table:default-cell-style-name="ce9"/>
        <table:table-column table:style-name="co54" table:default-cell-style-name="Default"/>
        <table:table-column table:style-name="co55" table:number-columns-repeated="2" table:default-cell-style-name="ce9"/>
        <table:table-column table:style-name="co55" table:default-cell-style-name="Default"/>
        <table:table-column table:style-name="co55" table:number-columns-repeated="7" table:default-cell-style-name="ce9"/>
        <table:table-column table:style-name="co22" table:number-columns-repeated="1012" table:default-cell-style-name="ce9"/>
        <table:table-row table:style-name="ro1">
          <table:table-cell office:value-type="string" calcext:value-type="string">
            <text:p>use_case_id</text:p>
          </table:table-cell>
          <table:table-cell office:value-type="string" calcext:value-type="string">
            <text:p>use_case_name</text:p>
          </table:table-cell>
          <table:table-cell table:style-name="Default" office:value-type="string" calcext:value-type="string">
            <text:p>key</text:p>
          </table:table-cell>
          <table:table-cell table:style-name="Default" office:value-type="string" calcext:value-type="string">
            <text:p>value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wing and hit yourself!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wing and hi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wings and hit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wings and hit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wings and hit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swinging a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swing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swinging at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swinging at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swing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, and begin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, and #OTHER#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, and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, and you begin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, and #OTHER#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</text:p>
          </table:table-cell>
          <table:table-cell table:style-name="Default" office:value-type="string" calcext:value-type="string">
            <text:p>You bash yoursel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</text:p>
          </table:table-cell>
          <table:table-cell table:style-name="Default" office:value-type="string" calcext:value-type="string">
            <text:p>You bash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</text:p>
          </table:table-cell>
          <table:table-cell table:style-name="Default" office:value-type="string" calcext:value-type="string">
            <text:p>#USER# bashes themselves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</text:p>
          </table:table-cell>
          <table:table-cell table:style-name="Default" office:value-type="string" calcext:value-type="string">
            <text:p>#USER# bashes y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</text:p>
          </table:table-cell>
          <table:table-cell table:style-name="Default" office:value-type="string" calcext:value-type="string">
            <text:p>#USER# bashes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 fail</text:p>
          </table:table-cell>
          <table:table-cell table:style-name="Default" office:value-type="string" calcext:value-type="string">
            <text:p>You fail to bash yoursel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bash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bash themselves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bash y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bash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whack and hi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whack and hi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whacks and hit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whacks and hit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whacks and hit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whacking a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whack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whacking at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whacking at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whack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mit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mit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mite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mit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mit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 to smit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smit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smites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smit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smit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ray for yours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ray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rays for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rays for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rays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concentration while praying for yours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concentration while praying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praying for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praying for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praying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 a layer of magicka surrounds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 and a layer of magicka surround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 and a layer of magicka surrounds th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 and a layer of magicka surrounds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 and a layer of magicka surround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oint at yourself and fire a magical missile straight to your forehe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oint at #OTHER# and fire a magical missile into thei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oints at themselves and fires a magical missile straight into their forehe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oints at you and fires a magical missile straight into you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oints at #OTHER# and fires a magical missile straight into thei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attempting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nudg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nudge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nudg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nudg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s to nudg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s to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nudge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nudge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drink the vile li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plash the vile liquid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drinks the vile li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plashes the vile liquid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plashes the vile liquid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recite the scroll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recites a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recites a scroll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recites the scroll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items_equipment.A1:items_equipment.V1048576">
          <table:sort>
            <table:sort-by table:field-number="20" table:order="descending" table:data-type="automatic"/>
            <table:sort-by table:field-number="18" table:data-type="automatic"/>
          </table:sort>
        </table:database-range>
        <table:database-range table:name="__Anonymous_Sheet_DB__3" table:target-range-address="loot.A1:loot.E1048576">
          <table:sort>
            <table:sort-by table:field-number="2" table:data-type="automatic"/>
          </table:sort>
        </table:database-range>
        <table:database-range table:name="__Anonymous_Sheet_DB__4" table:target-range-address="enemies.A1:enemies.M1048576">
          <table:sort>
            <table:sort-by table:field-number="11" table:data-type="automatic"/>
          </table:sort>
        </table:database-range>
        <table:database-range table:name="__Anonymous_Sheet_DB__6" table:target-range-address="enemy_combat_loop.A1:enemy_combat_loop.F1048576">
          <table:sort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8" table:target-range-address="skill_script_values.A1:skill_script_values.M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transparen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12:57:18.138000000</meta:creation-date>
    <dc:date>2025-02-11T06:57:11.751000000</dc:date>
    <meta:editing-duration>PT4H41M6S</meta:editing-duration>
    <meta:editing-cycles>64</meta:editing-cycles>
    <meta:generator>LibreOffice/24.8.4.2$Windows_X86_64 LibreOffice_project/bb3cfa12c7b1bf994ecc5649a80400d06cd71002</meta:generator>
    <meta:document-statistic meta:table-count="10" meta:cell-count="4640" meta:object-count="1"/>
  </office:meta>
</office:document-meta>
</file>